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style:font-name="Andalus1" fo:font-size="40pt" fo:font-weight="bold" style:font-size-asian="40pt" style:font-weight-asian="bold" style:font-size-complex="40pt" style:font-weight-complex="bold"/>
    </style:style>
    <style:style style:name="P3" style:family="paragraph" style:parent-style-name="Standard">
      <style:text-properties style:font-name="Andalus1" style:text-underline-style="non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fo:break-before="page"/>
      <style:text-properties style:font-name="Andalus1" fo:font-size="40pt" fo:font-weight="bold" style:font-size-asian="40pt" style:font-weight-asian="bold" style:font-size-complex="40pt" style:font-weight-complex="bold"/>
    </style:style>
    <style:style style:name="P6" style:family="paragraph" style:parent-style-name="Heading">
      <style:paragraph-properties fo:text-align="center" style:justify-single-word="false"/>
      <style:text-properties style:font-name="Andalus1" fo:font-size="40pt" fo:font-weight="bold" style:font-size-asian="40pt" style:font-weight-asian="bold" style:font-size-complex="40pt" style:font-weight-complex="bold"/>
    </style:style>
    <style:style style:name="P7" style:family="paragraph" style:parent-style-name="Text_20_body">
      <style:text-properties style:font-name="Andalus1"/>
    </style:style>
    <style:style style:name="P8" style:family="paragraph" style:parent-style-name="Text_20_body">
      <style:paragraph-properties fo:text-align="justify" style:justify-single-word="false"/>
      <style:text-properties style:font-name="Andalus1" style:text-underline-style="none"/>
    </style:style>
    <style:style style:name="P9" style:family="paragraph" style:parent-style-name="Text_20_body">
      <style:text-properties style:font-name="Andalus1" fo:font-size="10pt" style:text-underline-style="none" fo:font-weight="normal" style:font-size-asian="10pt" style:font-weight-asian="normal" style:font-size-complex="10pt" style:font-weight-complex="normal"/>
    </style:style>
    <style:style style:name="P10" style:family="paragraph" style:parent-style-name="Text_20_body">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11" style:family="paragraph" style:parent-style-name="Text_20_body">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Text_20_body">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Text_20_body">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paragraph-properties fo:margin-left="1.251cm" fo:margin-right="0cm" fo:text-indent="-0.762cm" style:auto-text-indent="false"/>
      <style:text-properties style:font-name="Andalus1"/>
    </style:style>
    <style:style style:name="P18" style:family="paragraph" style:parent-style-name="Text_20_body">
      <style:paragraph-properties fo:margin-left="0.503cm" fo:margin-right="0cm" fo:text-align="justify" style:justify-single-word="false" fo:text-indent="-0.503cm" style:auto-text-indent="false">
        <style:tab-stops/>
      </style:paragraph-properties>
      <style:text-properties style:font-name="Andalus1" style:text-underline-style="none"/>
    </style:style>
    <style:style style:name="P19" style:family="paragraph" style:parent-style-name="Text_20_body">
      <style:paragraph-properties fo:margin-left="0cm" fo:margin-right="0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0" style:family="paragraph" style:parent-style-name="Text_20_body">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1" style:family="paragraph" style:parent-style-name="Text_20_body">
      <style:paragraph-properties fo:margin-left="0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2" style:family="paragraph" style:parent-style-name="Standard">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Heading">
      <style:paragraph-properties fo:text-align="center" style:justify-single-word="false" fo:break-before="page"/>
      <style:text-properties style:font-name="Andalus1" fo:font-size="40pt" fo:font-weight="normal" style:font-size-asian="40pt" style:font-weight-asian="normal" style:font-size-complex="40pt" style:font-weight-complex="normal"/>
    </style:style>
    <style:style style:name="P24" style:family="paragraph" style:parent-style-name="Heading">
      <style:paragraph-properties fo:text-align="center" style:justify-single-word="false"/>
    </style:style>
    <style:style style:name="P25" style:family="paragraph" style:parent-style-name="Heading">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26" style:family="paragraph" style:parent-style-name="Text_20_body">
      <style:text-properties fo:font-weight="normal" style:font-weight-asian="normal" style:font-weight-complex="normal"/>
    </style:style>
    <style:style style:name="P27" style:family="paragraph" style:parent-style-name="Text_20_body">
      <style:paragraph-properties fo:text-align="center" style:justify-single-word="false"/>
      <style:text-properties fo:font-weight="normal" style:font-weight-asian="normal" style:font-weight-complex="normal"/>
    </style:style>
    <style:style style:name="P28" style:family="paragraph" style:parent-style-name="Text_20_body">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Text_20_body">
      <style:text-properties style:font-name="Andalus1" fo:font-size="10pt" style:text-underline-style="none" fo:font-weight="normal" style:font-size-asian="10pt" style:font-weight-asian="normal" style:font-size-complex="10pt" style:font-weight-complex="normal"/>
    </style:style>
    <style:style style:name="P30" style:family="paragraph" style:parent-style-name="Text_20_body">
      <style:text-properties fo:font-size="10pt" fo:font-weight="normal" style:font-size-asian="10pt" style:font-weight-asian="normal" style:font-size-complex="10pt" style:font-weight-complex="normal"/>
    </style:style>
    <style:style style:name="P31" style:family="paragraph" style:parent-style-name="Text_20_body">
      <style:paragraph-properties fo:text-align="center" style:justify-single-word="false"/>
    </style:style>
    <style:style style:name="P32" style:family="paragraph" style:parent-style-name="Text_20_body" style:list-style-name="L1">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3" style:family="paragraph" style:parent-style-name="Text_20_body" style:list-style-name="L2">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4" style:family="paragraph" style:parent-style-name="Text_20_body" style:list-style-name="L3">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5" style:family="paragraph" style:parent-style-name="Text_20_body" style:list-style-name="L4">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6" style:family="paragraph" style:parent-style-name="Text_20_body">
      <style:paragraph-properties fo:margin-left="0cm" fo:margin-right="0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7" style:family="paragraph" style:parent-style-name="Heading_20_1">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Heading_20_1">
      <style:paragraph-properties fo:text-align="center" style:justify-single-word="false" fo:break-before="page"/>
    </style:style>
    <style:style style:name="P40" style:family="paragraph" style:parent-style-name="Heading_20_2">
      <style:text-properties style:font-name="Andalus1" style:text-underline-style="solid" style:text-underline-width="auto" style:text-underline-color="font-color"/>
    </style:style>
    <style:style style:name="P41" style:family="paragraph" style:parent-style-name="Heading_20_2">
      <style:paragraph-properties fo:line-height="150%"/>
      <style:text-properties style:font-name="Andalus1" style:text-underline-style="solid" style:text-underline-width="auto" style:text-underline-color="font-color"/>
    </style:style>
    <style:style style:name="P42" style:family="paragraph" style:parent-style-name="Heading_20_2">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Heading_20_2">
      <style:text-properties style:text-underline-style="solid" style:text-underline-width="auto" style:text-underline-color="font-color" fo:font-weight="bold" style:font-weight-asian="bold" style:font-weight-complex="bold"/>
    </style:style>
    <style:style style:name="P44" style:family="paragraph" style:parent-style-name="Heading_20_2">
      <style:paragraph-properties fo:break-before="page"/>
      <style:text-properties style:font-name="Andalus1" style:text-underline-style="solid" style:text-underline-width="auto" style:text-underline-color="font-color"/>
    </style:style>
    <style:style style:name="P45" style:family="paragraph" style:parent-style-name="Heading_20_2">
      <style:paragraph-properties fo:break-before="page"/>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46" style:family="paragraph" style:parent-style-name="Heading_20_2">
      <style:paragraph-properties fo:break-before="page"/>
      <style:text-properties style:text-underline-style="solid" style:text-underline-width="auto" style:text-underline-color="font-color" fo:font-weight="bold" style:font-weight-asian="bold" style:font-weight-complex="bold"/>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Heading_20_3">
      <style:text-properties style:font-name="Andalus1" fo:font-size="10pt" style:text-underline-style="solid" style:text-underline-width="auto" style:text-underline-color="font-color" fo:font-weight="normal" style:font-size-asian="10pt" style:font-weight-asian="normal" style:font-size-complex="10pt" style:font-weight-complex="normal"/>
    </style:style>
    <style:style style:name="P51" style:family="paragraph" style:parent-style-name="Heading_20_3">
      <style:text-properties style:font-name="Andalus1" fo:font-size="10pt" style:text-underline-style="solid" style:text-underline-width="auto" style:text-underline-color="font-color" style:font-size-asian="10pt" style:font-size-complex="10pt"/>
    </style:style>
    <style:style style:name="P52" style:family="paragraph" style:parent-style-name="Heading_20_3">
      <style:text-properties style:font-name="Andalus1" fo:font-size="10pt" style:text-underline-style="none" fo:font-weight="normal" style:font-size-asian="10pt" style:font-weight-asian="normal" style:font-size-complex="10pt" style:font-weight-complex="normal"/>
    </style:style>
    <style:style style:name="P53" style:family="paragraph" style:parent-style-name="Heading_20_3">
      <style:text-properties fo:font-size="10pt" fo:font-weight="normal" style:font-size-asian="10pt" style:font-weight-asian="normal" style:font-size-complex="10pt" style:font-weight-complex="normal"/>
    </style:style>
    <style:style style:name="P54" style:family="paragraph" style:parent-style-name="Contents_20_3">
      <style:paragraph-properties>
        <style:tab-stops>
          <style:tab-stop style:position="16.591cm" style:type="right" style:leader-style="dotted" style:leader-text="."/>
        </style:tab-stops>
      </style:paragraph-properties>
    </style:style>
    <style:style style:name="P55" style:family="paragraph">
      <style:paragraph-properties fo:text-align="center"/>
    </style:style>
    <style:style style:name="P56" style:family="paragraph">
      <style:paragraph-properties fo:text-align="center"/>
      <style:text-properties fo:font-size="8pt" style:font-size-asian="8pt" style:font-size-complex="8pt"/>
    </style:style>
    <style:style style:name="P57" style:family="paragraph">
      <style:text-properties fo:font-size="8pt" style:font-size-asian="8pt" style:font-size-complex="8pt"/>
    </style:style>
    <style:style style:name="P58" style:family="paragraph">
      <style:text-properties fo:font-size="10pt" style:font-size-asian="10pt" style:font-size-complex="10pt"/>
    </style:style>
    <style:style style:name="P59" style:family="paragraph">
      <style:paragraph-properties fo:text-align="center"/>
      <style:text-properties fo:font-size="10pt" style:font-size-asian="10pt" style:font-size-complex="10pt"/>
    </style:style>
    <style:style style:name="P60" style:family="paragraph">
      <style:text-properties fo:color="#800000" fo:font-weight="bold" style:font-weight-asian="bold" style:font-weight-complex="bold"/>
    </style:style>
    <style:style style:name="T1" style:family="text">
      <style:text-properties style:font-name="Andalus1"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name="Andalus1" fo:font-size="10pt" style:text-underline-style="none" fo:font-weight="normal" style:font-size-asian="10pt" style:font-weight-asian="normal" style:font-size-complex="10pt"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6pt" style:text-underline-style="none" fo:font-weight="bold" style:font-size-asian="16pt" style:font-weight-asian="bold" style:font-size-complex="16pt" style:font-weight-complex="bold"/>
    </style:style>
    <style:style style:name="T6" style:family="text">
      <style:text-properties fo:font-size="10pt" style:font-size-asian="10pt" style:font-size-complex="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60pt" fo:font-weight="bold" style:font-size-asian="60pt" style:font-weight-asian="bold" style:font-size-complex="60pt" style:font-weight-complex="bold"/>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style:font-name="Andalus1" fo:font-weight="bold" style:font-weight-asian="bold" style:font-weight-complex="bold"/>
    </style:style>
    <style:style style:name="T12" style:family="text">
      <style:text-properties fo:font-size="8pt" style:font-size-asian="8pt" style:font-size-complex="8pt"/>
    </style:style>
    <style:style style:name="T13" style:family="text">
      <style:text-properties fo:color="#800000" fo:font-weight="bold" style:font-weight-asian="bold"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gradient" draw:fill-color="#99ccff" draw:fill-gradient-name="Gradient_20_9"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color="#99ccff" draw:fill-gradient-name="RTX"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color="#99ccff" draw:fill-gradient-name="Gradient_20_7"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color="#99ccff" draw:fill-gradient-name="Gradient_20_8"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Axial_20_light_20_red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gradient" draw:fill-gradient-name="Linear_20_blue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gradient" draw:fill-gradient-name="Gradient_20_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ff950e" draw:marker-end="Symmetric_20_Arrow" draw:fill="gradient" draw:fill-gradient-name="RTX"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ff950e"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ff00" draw:marker-en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101cm" svg:stroke-color="#00ff00"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cm" svg:stroke-color="#ff950e" draw:marker-end="" draw:fill="gradient" draw:fill-color="#000000" draw:fill-gradient-name="RTX" draw:fill-image-width="0cm" draw:fill-image-height="0cm"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ff950e" draw:marker-end="" draw:fill="gradient" draw:fill-color="#000000" draw:fill-gradient-name="RTX"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ff0000" draw:marker-end="Symmetric_20_Arrow"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101cm" svg:stroke-color="#00ff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00ff00" draw:marker-start="Symmetric_20_Arrow"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101cm" svg:stroke-color="#ff950e"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cm" svg:stroke-color="#000000" draw:marker-start="Symmetric_20_Arrow"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cm" svg:stroke-color="#000000" draw:marker-end="" draw:fill="solid" draw:fill-color="#808000" draw:fill-image-width="0cm" draw:fill-image-height="0cm" draw:textarea-horizontal-align="justify" draw:textarea-vertical-align="middle" draw:auto-grow-height="false" fo:min-height="0cm" fo:min-width="0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101cm" svg:stroke-color="#ff950e" draw:marker-end="" draw:fill="gradient" draw:fill-color="#000000" draw:fill-gradient-name="RTX" draw:fill-image-width="0cm" draw:fill-image-height="0cm"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101cm" svg:stroke-color="#ff00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cm" svg:stroke-color="#ff0000"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cm" svg:stroke-color="#ff00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cm" svg:stroke-color="#000000" draw:marker-end="" draw:fill="solid" draw:fill-color="#008000"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cm" svg:stroke-color="#000000" draw:marker-end="" draw:fill="solid" draw:fill-color="#008000"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cm" svg:stroke-color="#00ff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dash" draw:stroke-dash="Ultrafine_20_2_20_Dots_20_3_20_Dashes" svg:stroke-width="0.102cm" svg:stroke-color="#8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0"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style:style>
    <style:style style:name="gr5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RANSCEIVER</text:p>
      <text:p text:style-name="P2">AM – FM – SSB – CW</text:p>
      <text:p text:style-name="P2">3 Mhz – 30 Mhz</text:p>
      <text:p text:style-name="P2">JK330</text:p>
      <text:p text:style-name="P1"/>
      <text:p text:style-name="P1"/>
      <text:p text:style-name="P1"/>
      <text:p text:style-name="P4"/>
      <text:p text:style-name="P4"/>
      <text:p text:style-name="P4"/>
      <text:p text:style-name="P4"><text:tab/><text:tab/><text:tab/><text:tab/><text:tab/><text:tab/><text:tab/> <text:s text:c="25"/><text:span text:style-name="T3">Jérôme Jézéquel 201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7">Table des matières</text:p>
          </text:index-title>
          <text:p text:style-name="P48"><text:s/>SYSTEME TECHNIQUE <text:s/><text:tab/>5</text:p>
          <text:p text:style-name="P49">1 <text:s/>Mise en situation<text:tab/>5</text:p>
          <text:p text:style-name="P49">2 <text:s/>Présentation du système technique<text:tab/>6</text:p>
          <text:p text:style-name="P54">2.1 <text:s/>Choix d'un récepteur superhétérodyne<text:tab/>6</text:p>
          <text:p text:style-name="P49">3 <text:s/>Analyse Fonctionnelle du système<text:tab/>8</text:p>
          <text:p text:style-name="P54">3.1 <text:s/>Fonction d'usage<text:tab/>8</text:p>
          <text:p text:style-name="P54">3.2 <text:s/>Schéma fonctionnel de niveau 1 :<text:tab/>8</text:p>
          <text:p text:style-name="P54">3.3 <text:s/>Schéma fonctionnel de niveau 2 :<text:tab/>8</text:p>
          <text:p text:style-name="P49">4 <text:s/>Analyse fonctionnelle :<text:tab/>10</text:p>
          <text:p text:style-name="P54">4.1 <text:s/>Présentation de la façade<text:tab/>10</text:p>
          <text:p text:style-name="P54">4.2 <text:s/>Présentation de la face arrière<text:tab/>11</text:p>
          <text:p text:style-name="P49">5 <text:s/>Schéma fonctionnel du 1 er degrés<text:tab/>12</text:p>
          <text:p text:style-name="P48"><text:s text:c="5"/>MODULE <text:s/>JK330-1-BF<text:tab/>14</text:p>
          <text:p text:style-name="P49">1 <text:s/>Présentation<text:tab/>14</text:p>
          <text:p text:style-name="P49">2 <text:s/>Schéma Fonctionnel<text:tab/>14</text:p>
          <text:p text:style-name="P49">3 <text:s/>Schéma Structurel<text:tab/>14</text:p>
          <text:p text:style-name="P49">4 <text:s/>Typon<text:tab/>14</text:p>
          <text:p text:style-name="P49">5 <text:s/>Nomenclature<text:tab/>14</text:p>
          <text:p text:style-name="P49">6 <text:s/>Test et mise au point<text:tab/>14</text:p>
          <text:p text:style-name="P48"><text:s/>Module JK330-2-9Mhz<text:tab/>15</text:p>
          <text:p text:style-name="P49">1 <text:s/>Présentation<text:tab/>15</text:p>
          <text:p text:style-name="P49">2 <text:s/>Schéma Fonctionnel<text:tab/>15</text:p>
          <text:p text:style-name="P49">3 <text:s/>Schéma Structurel<text:tab/>15</text:p>
          <text:p text:style-name="P49">4 <text:s/>Typon<text:tab/>15</text:p>
          <text:p text:style-name="P49">5 <text:s/>Nomenclature<text:tab/>15</text:p>
          <text:p text:style-name="P49">6 <text:s/>Test et mise au point<text:tab/>15</text:p>
          <text:p text:style-name="P48"><text:s/>Module JK330-3-45Mhz<text:tab/>16</text:p>
          <text:p text:style-name="P49">1 <text:s/>Présentation<text:tab/>16</text:p>
          <text:p text:style-name="P49">2 <text:s/>Schéma Fonctionnel<text:tab/>16</text:p>
          <text:p text:style-name="P49">3 <text:s/>Schéma Structurel<text:tab/>16</text:p>
          <text:p text:style-name="P49">4 <text:s/>Typon<text:tab/>16</text:p>
          <text:p text:style-name="P49">5 <text:s/>Nomenclature<text:tab/>16</text:p>
          <text:p text:style-name="P49">6 <text:s/>Test et mise au point<text:tab/>16</text:p>
          <text:p text:style-name="P48"><text:s/>Module JK330-4-HF<text:tab/>17</text:p>
          <text:p text:style-name="P49">1 <text:s/>Présentation<text:tab/>17</text:p>
          <text:p text:style-name="P49">2 <text:s/>Schéma Fonctionnel<text:tab/>17</text:p>
          <text:p text:style-name="P49">3 <text:s/>Schéma Structurel<text:tab/>17</text:p>
          <text:p text:style-name="P49">4 <text:s/>Typon<text:tab/>17</text:p>
          <text:p text:style-name="P49">5 <text:s/>Nomenclature<text:tab/>17</text:p>
          <text:p text:style-name="P49">6 <text:s/>Test et mise au point<text:tab/>17</text:p>
          <text:p text:style-name="P48"><text:s/>Module JK330-5-OL9<text:tab/>18</text:p>
          <text:p text:style-name="P49">1 <text:s/>Présentation<text:tab/>18</text:p>
          <text:p text:style-name="P49">2 <text:s/>Schéma Fonctionnel<text:tab/>18</text:p>
          <text:p text:style-name="P49">3 <text:s/>Schéma Structurel<text:tab/>18</text:p>
          <text:p text:style-name="P49">4 <text:s/>Typon<text:tab/>18</text:p>
          <text:p text:style-name="P49"><text:soft-page-break/>5 <text:s/>Nomenclature<text:tab/>18</text:p>
          <text:p text:style-name="P49">6 <text:s/>Test et mise au point<text:tab/>18</text:p>
          <text:p text:style-name="P48"><text:s/>Module JK330-6-OL54<text:tab/>19</text:p>
          <text:p text:style-name="P49">1 <text:s/>Présentation<text:tab/>19</text:p>
          <text:p text:style-name="P49">2 <text:s/>Schéma Fonctionnel<text:tab/>19</text:p>
          <text:p text:style-name="P49">3 <text:s/>Schéma Structurel<text:tab/>19</text:p>
          <text:p text:style-name="P49">4 <text:s/>Typon<text:tab/>19</text:p>
          <text:p text:style-name="P49">5 <text:s/>Nomenclature<text:tab/>19</text:p>
          <text:p text:style-name="P49">6 <text:s/>Test et mise au point<text:tab/>19</text:p>
          <text:p text:style-name="P48"><text:s/>Module JK330-7-SYNTHE<text:tab/>20</text:p>
          <text:p text:style-name="P49">1 <text:s/>Présentation<text:tab/>20</text:p>
          <text:p text:style-name="P49">2 <text:s/>Schéma Fonctionnel<text:tab/>20</text:p>
          <text:p text:style-name="P49">3 <text:s/>Schéma Structurel<text:tab/>20</text:p>
          <text:p text:style-name="P49">4 <text:s/>Typon<text:tab/>20</text:p>
          <text:p text:style-name="P49">5 <text:s/>Nomenclature<text:tab/>20</text:p>
          <text:p text:style-name="P49">6 <text:s/>Test et mise au point<text:tab/>20</text:p>
        </text:index-body>
      </text:table-of-content>
      <text:p text:style-name="P4"/>
      <text:p text:style-name="P5"/>
      <text:p text:style-name="P2"/>
      <text:p text:style-name="P2"/>
      <text:p text:style-name="P2"/>
      <text:p text:style-name="P6">Présentation Générale</text:p>
      <text:h text:style-name="P37" text:outline-level="1" text:is-list-header="true"/>
      <text:h text:style-name="P39" text:outline-level="1"><text:span text:style-name="T1">SYSTEME TECHNIQUE</text:span><text:span text:style-name="T5"><text:tab/></text:span><text:tab/></text:h>
      <text:h text:style-name="P41" text:outline-level="2">Mise en situation</text:h>
      <text:p text:style-name="P14"><text:tab/><text:span text:style-name="T2">De nos jours, il existe un nombre de moyens de communication immense. La radio-communication est un système de communication très performant, même avec de petits moyen. En effet, elle permet de contacter l'autre bout de la terre facilement si les conditions atmosphériques le permettent. Elle permet de communiquer à très longue distance à de nombreux radioamateurs de par la grande plage de fréquence et des différents systèmes de modulations utilisés.</text:span></text:p>
      <text:p text:style-name="P10"/>
      <text:p text:style-name="P18"/>
      <text:p text:style-name="P7"><draw:ellipse text:anchor-type="paragraph" draw:z-index="0" draw:style-name="gr1" draw:text-style-name="P55" svg:width="5.217cm" svg:height="5.008cm" svg:x="5.685cm" svg:y="0.155cm"><text:p/></draw:ellipse><draw:line text:anchor-type="paragraph" draw:z-index="2" draw:style-name="gr3" draw:text-style-name="P55" svg:x1="8.297cm" svg:y1="0.834cm" svg:x2="8.316cm" svg:y2="0.233cm"><text:p/></draw:line><draw:line text:anchor-type="paragraph" draw:z-index="3" draw:style-name="gr3" draw:text-style-name="P55" svg:x1="8.038cm" svg:y1="0.233cm" svg:x2="8.297cm" svg:y2="0.512cm"><text:p/></draw:line><draw:line text:anchor-type="paragraph" draw:z-index="4" draw:style-name="gr3" draw:text-style-name="P56" svg:x1="8.548cm" svg:y1="0.291cm" svg:x2="8.317cm" svg:y2="0.527cm"><text:p/></draw:line><draw:line text:anchor-type="paragraph" draw:z-index="12" draw:style-name="gr3" draw:text-style-name="P55" svg:x1="8.317cm" svg:y1="0.381cm" svg:x2="10.127cm" svg:y2="0.834cm"><text:p/></draw:line><draw:frame text:anchor-type="paragraph" draw:z-index="13" draw:style-name="gr4" draw:text-style-name="P57" svg:width="2.117cm" svg:height="0.503cm" svg:x="7.408cm" svg:y="-0.199cm"><draw:text-box><text:p><text:span text:style-name="T12">OPERATEUR 1</text:span></text:p></draw:text-box></draw:frame></text:p>
      <text:p text:style-name="P17"><draw:line text:anchor-type="paragraph" draw:z-index="11" draw:style-name="gr3" draw:text-style-name="P55" svg:x1="10.126cm" svg:y1="1.469cm" svg:x2="10.126cm" svg:y2="-0.021cm"><text:p/></draw:line><draw:ellipse text:anchor-type="paragraph" draw:z-index="1" draw:style-name="gr2" draw:text-style-name="P55" svg:width="3.592cm" svg:height="3.629cm" svg:x="6.346cm" svg:y="0.189cm"><text:p text:style-name="P55">TERRE</text:p></draw:ellipse></text:p>
      <text:p text:style-name="P17"><draw:line text:anchor-type="paragraph" draw:z-index="10" draw:style-name="gr3" draw:text-style-name="P55" svg:x1="10.69cm" svg:y1="1.99cm" svg:x2="10.126cm" svg:y2="0.614cm"><text:p/></draw:line><draw:line text:anchor-type="paragraph" draw:z-index="9" draw:style-name="gr3" draw:text-style-name="P55" svg:x1="9.407cm" svg:y1="2.36cm" svg:x2="10.691cm" svg:y2="1.99cm"><text:p/></draw:line><draw:line text:anchor-type="paragraph" draw:z-index="8" draw:style-name="gr3" draw:text-style-name="P55" svg:x1="8.334cm" svg:y1="3.452cm" svg:x2="9.406cm" svg:y2="2.36cm"><text:p/></draw:line><draw:line text:anchor-type="paragraph" draw:z-index="7" draw:style-name="gr3" draw:text-style-name="P55" svg:x1="8.334cm" svg:y1="3.214cm" svg:x2="8.572cm" svg:y2="3.452cm"><text:p/></draw:line><draw:line text:anchor-type="paragraph" draw:z-index="6" draw:style-name="gr3" draw:text-style-name="P55" svg:x1="8.322cm" svg:y1="3.154cm" svg:x2="8.124cm" svg:y2="3.452cm"><text:p/></draw:line><draw:line text:anchor-type="paragraph" draw:z-index="5" draw:style-name="gr3" draw:text-style-name="P55" svg:x1="8.334cm" svg:y1="2.752cm" svg:x2="8.322cm" svg:y2="3.452cm"><text:p/></draw:line></text:p>
      <text:p text:style-name="P17"/>
      <text:p text:style-name="P17"/>
      <text:p text:style-name="P17"/>
      <text:p text:style-name="P17"/>
      <text:p text:style-name="P17"><draw:frame text:anchor-type="paragraph" draw:z-index="14" draw:style-name="gr5" draw:text-style-name="P57" svg:width="2.144cm" svg:height="0.595cm" svg:x="7.437cm" svg:y="0.644cm"><draw:text-box><text:p><text:span text:style-name="T12">OPERATEUR 2</text:span></text:p></draw:text-box></draw:frame></text:p>
      <text:p text:style-name="P17"/>
      <text:p text:style-name="P17"/>
      <text:p text:style-name="P14"><text:tab/><text:span text:style-name="T6">I</text:span><text:span text:style-name="T2">l s'agit d'un récepteur Superhétérodyne de première conception. Celui-ci possédera de faible caractéristiques, mais il sera conçu de manière modulaire afin de pouvoir en améliorer les différentes caractéristiques. Il devra pouvoir couvrir une plage de fréquence variant de 3 Mhz <text:s/>à 30 Mhz et devra aussi pouvoir démoduler les modes AM FM BLU et CW.</text:span></text:p>
      <text:p text:style-name="P17"/>
      <text:h text:style-name="P40" text:outline-level="2" text:is-list-header="true"/>
      <text:h text:style-name="P44" text:outline-level="2">Présentation du système technique</text:h>
      <text:h text:style-name="P50" text:outline-level="3">Choix d'un récepteur superhétérodyne</text:h>
      <text:p text:style-name="P10">Le <text:s/>schéma synoptique d'un récepteur traditionnel avec un seul changement de fréquence est représenté ci-dessous.</text:p>
      <text:p text:style-name="P9"/>
      <text:p text:style-name="P9"><draw:line text:anchor-type="paragraph" draw:z-index="15" draw:style-name="gr3" draw:text-style-name="P55" svg:x1="2.484cm" svg:y1="1.91cm" svg:x2="3.728cm" svg:y2="1.91cm"><text:p/></draw:line><draw:custom-shape text:anchor-type="paragraph" draw:z-index="16" draw:style-name="gr6" svg:width="1.165cm" svg:height="1.112cm" draw:transform="rotate (-1.57079632679579) translate (4.87009722222222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ircle text:anchor-type="paragraph" draw:z-index="17" draw:style-name="gr3" draw:text-style-name="P55" svg:width="1.244cm" svg:height="1.244cm" svg:x="5.897cm" svg:y="1.275cm"><text:p/></draw:circle><draw:line text:anchor-type="paragraph" draw:z-index="18" draw:style-name="gr3" draw:text-style-name="P55" svg:x1="4.87cm" svg:y1="1.884cm" svg:x2="5.897cm" svg:y2="1.884cm"><text:p/></draw:line><draw:line text:anchor-type="paragraph" draw:z-index="19" draw:style-name="gr3" draw:text-style-name="P55" svg:x1="7.14cm" svg:y1="1.91cm" svg:x2="8.384cm" svg:y2="1.91cm"><text:p/></draw:line><draw:custom-shape text:anchor-type="paragraph" draw:z-index="20" draw:style-name="gr6" svg:width="1.165cm" svg:height="1.112cm" draw:transform="rotate (-1.57079632679579) translate (9.52676388888889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1" draw:style-name="gr3" draw:text-style-name="P55" svg:width="1.377cm" svg:height="1.059cm" svg:x="10.633cm" svg:y="1.381cm"><text:p/></draw:rect><draw:line text:anchor-type="paragraph" draw:z-index="22" draw:style-name="gr3" draw:text-style-name="P55" svg:x1="9.527cm" svg:y1="1.884cm" svg:x2="10.554cm" svg:y2="1.884cm"><text:p/></draw:line><draw:line text:anchor-type="paragraph" draw:z-index="23" draw:style-name="gr3" draw:text-style-name="P55" svg:x1="12.009cm" svg:y1="1.937cm" svg:x2="13.036cm" svg:y2="1.937cm"><text:p/></draw:line><draw:rect text:anchor-type="paragraph" draw:z-index="24" draw:style-name="gr3" draw:text-style-name="P55" svg:width="0.318cm" svg:height="0.556cm" svg:x="13.067cm" svg:y="1.646cm"><text:p/></draw:rect><draw:custom-shape text:anchor-type="paragraph" draw:z-index="25" draw:style-name="gr6" svg:width="1.112cm" svg:height="0.583cm" draw:transform="rotate (-1.57079632679579) translate (13.9999861111111cm 1.358194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26" draw:style-name="gr7" svg:width="1.403cm" svg:height="0.768cm" svg:x="14.443cm" svg:y="1.699cm"><draw:text-box><text:p>BF</text:p></draw:text-box></draw:frame><draw:frame text:anchor-type="paragraph" draw:z-index="27" draw:style-name="gr8" svg:width="1.35cm" svg:height="1.086cm" svg:x="1.584cm" svg:y="1.593cm"><draw:text-box><text:p>Fin</text:p></draw:text-box></draw:frame><draw:line text:anchor-type="paragraph" draw:z-index="28" draw:style-name="gr3" draw:text-style-name="P55" svg:x1="6.505cm" svg:y1="2.519cm" svg:x2="6.505cm" svg:y2="3.18cm"><text:p/></draw:line><draw:circle text:anchor-type="paragraph" draw:z-index="29" draw:style-name="gr3" draw:text-style-name="P55" svg:width="1.112cm" svg:height="1.112cm" svg:x="5.923cm" svg:y="3.18cm"><text:p/></draw:circle><draw:frame text:anchor-type="paragraph" draw:z-index="30" draw:style-name="gr9" svg:width="1.218cm" svg:height="0.662cm" svg:x="7.193cm" svg:y="3.577cm"><draw:text-box><text:p>Fol</text:p></draw:text-box></draw:frame><draw:line text:anchor-type="paragraph" draw:z-index="31" draw:style-name="gr3" draw:text-style-name="P55" svg:x1="6.135cm" svg:y1="1.487cm" svg:x2="6.955cm" svg:y2="2.307cm"><text:p/></draw:line><draw:line text:anchor-type="paragraph" draw:z-index="32" draw:style-name="gr3" draw:text-style-name="P55" svg:x1="6.955cm" svg:y1="1.487cm" svg:x2="6.135cm" svg:y2="2.307cm"><text:p/></draw:line></text:p>
      <text:p text:style-name="P9"/>
      <text:p text:style-name="P9"/>
      <text:p text:style-name="P9"/>
      <text:p text:style-name="P9"/>
      <text:p text:style-name="P9"/>
      <text:p text:style-name="P9"/>
      <text:p text:style-name="P9"/>
      <text:p text:style-name="P9"/>
      <text:p text:style-name="P9">Ce schéma est simplifié, mais il permettra de démontrer les limitations d'une telle structure. </text:p>
      <text:p text:style-name="P10">On cherche à recevoir une fréquence <text:s/>Fin. Après amplification et filtrage, ce signal est transmit au mélangeur qui reçoit aussi le signal provenant de l'oscillateur local Fol, Si on est en présence d'un mélangeur parfait, dans le sens radiocommunication, celui-ci délivre deux produits |Fol+Fin| et |Fol-Fin|. La génération de ces deux composants est due à des éléments fortement non linéaires : diodes ou transistors. Un mélangeur parfait serai un sous ensemble parfait d'ordre 2. En pratique, la non linéarité d'ordre 2 est prépondérante mais les non linéarités d'ordre 3,4,5, etc sont aussi présentent dans des proportions plus ou moins prononcées selon le type du mélangeur. Ceci signifie donc que l'on récupère en sortie plusieurs raies ou fréquences |mFol +- nFin| avec m et n entiers. Si m=1 et n=1, il s'agit du cas parfait mais toutes les combinaisons sont possibles.</text:p>
      <text:p text:style-name="P10">Maintenant, traitons le choix de la fréquence intermédiaire FI, L'intérêt de cette fréquence est de faciliter le traitement de Fin.</text:p>
      <text:p text:style-name="P10">Pour ce faire une idée, imaginons que Fin=10 Mhz et Fol=11 Mhz, il en résulte une fréquence FI=1Mhz et une deuxième FI=21Mhz qui est à éliminer. Celle-ci est éloignée de FI=20 Mhz et donc plus facile à supprimer. Notons que les produits d'intermodulations sont respectivement 12 Mhz, 31 Mhz <text:s/>et 32 Mhz tout aussi facile à supprimer.</text:p>
      <text:p text:style-name="P10">Première constatation et conclusion, plus FI est faible et plus il est facile de l'amplifier et de le filtrer.</text:p>
      <text:p text:style-name="P10">Maintenant, Fin = 12 Mhz et Fol = 11Mhz. Il en résulte une FI à 1 Mhz et une à 23 Mhz. Donc lorsque l’oscillateur locale est calé sur une fréquence, il reçoit deux fréquences simultanément. La fréquence à 23 Mhz est dite fréquence image. Elle est espacée de la fréquence à recevoir de 2xFol. Il faudra donc prendre une FI très grande, ce qui est contraire à la première conclusion.</text:p>
      <text:p text:style-name="P10">Pour cette valeur, il n'y a pas de solution miracle, tout dépend de l’application. Le plus souvent, on rencontre les fréquences suivantes : 455Khz, 10,7Mhz, 21,4Mhz, 45Mhz, 70Mhz, 38,9Mhz en TV et 480Mhz en TVSat,</text:p>
      <text:p text:style-name="P8"><text:span text:style-name="T7">Reprenons le premier exemple, et supposons que l’on souhaite couvrir la plage de fréquence allant de 11Mhz à 12Mhz et que les Fi se situe entre 12 et 13 Mhz. Le filtre d'entrée doit éliminer les fréquences images. Il est clair que plus la FI est élevée et plus le filtre d'entrée est aisé à faire. De plus, plus la FI est basse et plus le coefficient de surtension du filtre devra être important et donc le filtre sera plus difficile à concevoir. Donc si on veut couvrir une </text:span><text:span text:style-name="T7">large bande, il faudra que le filtre d'entrée soit asservit à l'oscillateur local ceci afin d'éliminer la fréquence image.</text:span></text:p>
      <text:p text:style-name="P10">Une des premières possibilités serai de tronçonner la bande des fréquence à recevoir en plusieurs sous bandes; mais ceci nous contraindrai à faire autant d’oscillateur local que de sous bande.</text:p>
      <text:p text:style-name="P10"><text:soft-page-break/>Finalement une FI haute apporte une solution assez simple.</text:p>
      <text:p text:style-name="P10">On en a conclut que le schéma synoptique précédant ne convient pas pour l'application prévu dans ce récepteur. La principale cause étant la difficulté de réaliser l'oscillateur local.</text:p>
      <text:p text:style-name="P10">Si on prend le problème à l'envers, on s’aperçoit que l'on sait faire des oscillateurs allant de F à 2F, soit une octave. On sait aussi que la plage de couverture de l'oscillateur local est identique à celle de la plage de couverture du signal d'entré.</text:p>
      <text:p text:style-name="P10">FI = Fol min – Fin min = Fol max -Fin max</text:p>
      <text:p text:style-name="P10">FI &lt; Fin min ou FI&gt; Fin max</text:p>
      <text:p text:style-name="P10">Donc pour couvrir la plage de 3Mhz à 30Mhz, il faut que Fol min = 45 Mhz+3 Mhz soit 48 Mhz et FI &gt; 45 Mhz</text:p>
      <text:p text:style-name="P10">Donc Fol min = 48 Mhz, Fol max = 75 Mhz pour FI = 45 Mhz. De plus Fimage = 90 Mhz,</text:p>
      <text:p text:style-name="P10"><text:tab/>Comme Fimage &gt;&gt; FI, celle ci sera plus facile à supprimer et donc le filtrage sera plus facile,</text:p>
      <text:p text:style-name="P10">On effectuera un deuxième changement de fréquence à 9Mhz.</text:p>
      <text:p text:style-name="P10"/>
      <text:h text:style-name="P52" text:outline-level="3" text:is-list-header="true"/>
      <text:h text:style-name="P42" text:outline-level="2" text:is-list-header="true"/>
      <text:p text:style-name="P12"/>
      <text:h text:style-name="P45" text:outline-level="2">Analyse Fonctionnelle du système</text:h>
      <text:h text:style-name="P50" text:outline-level="3">Fonction d'usage</text:h>
      <text:p text:style-name="P9">La fonction du système est de permettre l'écoute et la transmission de signaux entre radioamateurs entre 3 Mhz et 30 Mhz parmi les modes de transmissions tel que FM AM SSB et CW,</text:p>
      <text:h text:style-name="P50" text:outline-level="3">Schéma fonctionnel de niveau 1 :</text:h>
      <text:p text:style-name="P9"><text:tab/></text:p>
      <text:p text:style-name="P19"><draw:frame text:anchor-type="paragraph" draw:z-index="41" draw:style-name="gr11" draw:text-style-name="P58" svg:width="1.528cm" svg:height="0.447cm" svg:x="11.201cm" svg:y="0.407cm"><draw:text-box><text:p><text:span text:style-name="T6">Opérateur</text:span></text:p></draw:text-box></draw:frame><draw:frame text:anchor-type="paragraph" draw:z-index="40" draw:style-name="gr10" draw:text-style-name="P58" svg:width="1.324cm" svg:height="0.548cm" svg:x="5.547cm" svg:y="0.185cm"><draw:text-box><text:p><text:span text:style-name="T6">Antenne</text:span></text:p></draw:text-box></draw:frame></text:p>
      <text:p text:style-name="P19"><draw:rect text:anchor-type="paragraph" draw:z-index="34" draw:style-name="gr2" draw:text-style-name="P55" svg:width="2.647cm" svg:height="1.532cm" svg:x="7.636cm" svg:y="0.275cm"><text:p text:style-name="P55">Traitement</text:p></draw:rect><draw:line text:anchor-type="paragraph" draw:z-index="35" draw:style-name="gr3" draw:text-style-name="P55" svg:x1="6.125cm" svg:y1="1.03cm" svg:x2="6.114cm" svg:y2="0.146cm"><text:p/></draw:line><draw:line text:anchor-type="paragraph" draw:z-index="36" draw:style-name="gr3" draw:text-style-name="P55" svg:x1="5.92cm" svg:y1="0.171cm" svg:x2="6.114cm" svg:y2="0.423cm"><text:p/></draw:line><draw:line text:anchor-type="paragraph" draw:z-index="37" draw:style-name="gr3" draw:text-style-name="P55" svg:x1="6.378cm" svg:y1="0.182cm" svg:x2="6.124cm" svg:y2="0.424cm"><text:p/></draw:line></text:p>
      <text:p text:style-name="P19"><draw:line text:anchor-type="paragraph" draw:z-index="33" draw:style-name="gr3" draw:text-style-name="P55" svg:x1="6.124cm" svg:y1="0.492cm" svg:x2="7.636cm" svg:y2="0.492cm"><text:p/></draw:line><draw:line text:anchor-type="paragraph" draw:z-index="38" draw:style-name="gr3" draw:text-style-name="P55" svg:x1="10.282cm" svg:y1="0.474cm" svg:x2="11.441cm" svg:y2="0.474cm"><text:p/></draw:line><draw:custom-shape text:anchor-type="paragraph" draw:z-index="39" draw:style-name="gr6" svg:width="0.579cm" svg:height="0.518cm" svg:x="11.68cm" svg:y="0.19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19"/>
      <text:p text:style-name="P19"/>
      <text:p text:style-name="P19"/>
      <text:h text:style-name="P53" text:outline-level="3">Schéma fonctionnel de niveau 2 :</text:h>
      <text:p text:style-name="P3"/>
      <text:p text:style-name="P19"/>
      <text:p text:style-name="P19"><draw:frame text:anchor-type="paragraph" draw:z-index="48" draw:style-name="gr12" draw:text-style-name="P59" svg:width="3.019cm" svg:height="0.814cm" svg:x="11.419cm" svg:y="0.429cm"><draw:text-box><text:p text:style-name="P55"><text:span text:style-name="T6">Ondes accoustiques / Signal éléctrique</text:span></text:p></draw:text-box></draw:frame><draw:rect text:anchor-type="paragraph" draw:z-index="43" draw:style-name="gr2" draw:text-style-name="P59" svg:width="2.647cm" svg:height="1.532cm" svg:x="7.546cm" svg:y="0.277cm"><text:p text:style-name="P55"><text:span text:style-name="T6">Traitement</text:span></text:p></draw:rect><draw:line text:anchor-type="paragraph" draw:z-index="44" draw:style-name="gr3" draw:text-style-name="P55" svg:x1="6.035cm" svg:y1="1.032cm" svg:x2="6.024cm" svg:y2="0.148cm"><text:p/></draw:line><draw:line text:anchor-type="paragraph" draw:z-index="45" draw:style-name="gr3" draw:text-style-name="P55" svg:x1="5.83cm" svg:y1="0.173cm" svg:x2="6.024cm" svg:y2="0.425cm"><text:p/></draw:line><draw:line text:anchor-type="paragraph" draw:z-index="46" draw:style-name="gr3" draw:text-style-name="P55" svg:x1="6.288cm" svg:y1="0.183cm" svg:x2="6.034cm" svg:y2="0.425cm"><text:p/></draw:line><draw:frame text:anchor-type="paragraph" draw:z-index="49" draw:style-name="gr13" draw:text-style-name="P58" svg:width="2.871cm" svg:height="0.814cm" svg:x="2.96cm" svg:y="0.303cm"><draw:text-box><text:p><text:span text:style-name="T6">Ondes éléctromagnetique</text:span></text:p></draw:text-box></draw:frame></text:p>
      <text:p text:style-name="P19"><draw:line text:anchor-type="paragraph" draw:z-index="42" draw:style-name="gr3" draw:text-style-name="P55" svg:x1="6.034cm" svg:y1="0.494cm" svg:x2="7.546cm" svg:y2="0.494cm"><text:p/></draw:line><draw:line text:anchor-type="paragraph" draw:z-index="47" draw:style-name="gr3" draw:text-style-name="P55" svg:x1="10.192cm" svg:y1="0.476cm" svg:x2="11.351cm" svg:y2="0.476cm"><text:p/></draw:line></text:p>
      <text:p text:style-name="P19"/>
      <text:p text:style-name="P19"><draw:custom-shape text:anchor-type="paragraph" draw:z-index="50" draw:style-name="gr6" svg:width="0.546cm" svg:height="0.747cm" svg:x="8.602cm" svg:y="0.1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44" draw:style-name="gr50" draw:text-style-name="P60" svg:width="3.289cm" svg:height="0.549cm" svg:x="3.965cm" svg:y="0.005cm"><draw:text-box><text:p text:style-name="P60"><text:span text:style-name="T13">ANALOGIQUE</text:span></text:p></draw:text-box></draw:frame></text:p>
      <text:p text:style-name="P30"><draw:rect text:anchor-type="paragraph" draw:z-index="52" draw:style-name="gr2" draw:text-style-name="P59" svg:width="2.588cm" svg:height="1.22cm" svg:x="7.572cm" svg:y="0.402cm"><text:p text:style-name="P55"><text:span text:style-name="T6">Prise en compte </text:span></text:p><text:p text:style-name="P55"><text:span text:style-name="T6">des paramètres</text:span></text:p></draw:rect><draw:custom-shape text:anchor-type="paragraph" draw:z-index="51" draw:style-name="gr6" svg:width="0.017cm" svg:height="0.045cm" svg:x="9.513cm" svg:y="0.2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3" draw:style-name="gr49" draw:text-style-name="P55" svg:x1="2.887cm" svg:y1="0.072cm" svg:x2="15.058cm" svg:y2="0.016cm"><text:p/></draw:line><draw:frame text:anchor-type="paragraph" draw:z-index="145" draw:style-name="gr51" draw:text-style-name="P60" svg:width="2.818cm" svg:height="0.646cm" svg:x="3.946cm" svg:y="0.243cm"><draw:text-box><text:p text:style-name="P60"><text:span text:style-name="T13">NUMERIQUE</text:span></text:p></draw:text-box></draw:frame></text:p>
      <text:p text:style-name="P30"><draw:frame text:anchor-type="paragraph" draw:z-index="55" draw:style-name="gr15" draw:text-style-name="P58" svg:width="3.234cm" svg:height="0.814cm" svg:x="3.237cm" svg:y="0.333cm"><draw:text-box><text:p><text:span text:style-name="T6">Réglages des paramètres en façade</text:span></text:p></draw:text-box></draw:frame><draw:frame text:anchor-type="paragraph" draw:z-index="56" draw:style-name="gr16" draw:text-style-name="P58" svg:width="4.41cm" svg:height="1.147cm" svg:x="11.321cm" svg:y="0.363cm"><draw:text-box><text:p><text:span text:style-name="T6">Visualisation de la fréquence et des différents paramètres</text:span></text:p></draw:text-box></draw:frame></text:p>
      <text:p text:style-name="P30"><draw:custom-shape text:anchor-type="paragraph" draw:z-index="54" draw:style-name="gr14" draw:text-style-name="P55" svg:width="0.883cm" svg:height="0.486cm" svg:x="10.16cm" svg:y="0.058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style-name="gr14" draw:text-style-name="P55" svg:width="1.029cm" svg:height="0.398cm" svg:x="6.544cm" svg:y="0.07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23"/>
      <text:p text:style-name="P25"/>
      <text:p text:style-name="P25"/>
      <text:p text:style-name="P24"><text:span text:style-name="T8">JK330</text:span></text:p>
      <text:p text:style-name="P13"/>
      <text:p text:style-name="P13"/>
      <text:p text:style-name="P13"/>
      <text:p text:style-name="P13"/>
      <text:p text:style-name="P16"/>
      <text:p text:style-name="P16"/>
      <text:p text:style-name="P16"/>
      <text:h text:style-name="P43" text:outline-level="2" text:is-list-header="true"/>
      <text:h text:style-name="P46" text:outline-level="2">Analyse fonctionnelle :</text:h>
      <text:p text:style-name="P15"/>
      <text:h text:style-name="P51" text:outline-level="3">Présentation de la façade</text:h>
      <text:p text:style-name="P9"/>
      <text:p text:style-name="P9">C'est à partir de la façade que tous les réglages seront effectués. Les fonctions suivantes seront accessibles directement en façade.</text:p>
      <text:p text:style-name="P9"/>
      <text:p text:style-name="P11">Afficheur Monochrome LCD 240*64</text:p>
      <text:p text:style-name="P11"/>
      <text:p text:style-name="P22"><text:span text:style-name="T9"><text:s/><text:tab/><text:tab/><text:tab/><text:tab/></text:span><draw:frame draw:style-name="fr1" draw:name="images1" text:anchor-type="as-char" svg:y="-0.824cm" svg:width="6.35cm" svg:height="2.355cm" draw:z-index="146"><draw:image xlink:href="http://t3.gstatic.com/images?q=tbn:ANd9GcQ6siyKLv4YvSUMSbOa2Gvardub4sJnkr73gao6YXHLWYA6vYW2vMoboyM" xlink:type="simple" xlink:show="embed" xlink:actuate="onLoad"/></draw:frame><text:bookmark text:name="il_fi"/><text:span text:style-name="T9"> </text:span></text:p>
      <text:p text:style-name="P9"/>
      <text:p text:style-name="P11">Voyants :</text:p>
      <text:p text:style-name="P11"/>
      <text:list xml:id="list7753687681405441039" text:style-name="L1">
        <text:list-item>
          <text:p text:style-name="P32">A : TX/RX</text:p>
        </text:list-item>
        <text:list-item>
          <text:p text:style-name="P32">B : PLL</text:p>
        </text:list-item>
        <text:list-item>
          <text:p text:style-name="P32">C : <text:s/>Alim ext</text:p>
        </text:list-item>
        <text:list-item>
          <text:p text:style-name="P32">D : Alim interne</text:p>
        </text:list-item>
        <text:list-item>
          <text:p text:style-name="P32">E : 12V</text:p>
        </text:list-item>
        <text:list-item>
          <text:p text:style-name="P32">F : 12 VTX</text:p>
        </text:list-item>
        <text:list-item>
          <text:p text:style-name="P32">G : 12 VRX</text:p>
        </text:list-item>
        <text:list-item>
          <text:p text:style-name="P32">H : 8V</text:p>
        </text:list-item>
        <text:list-item>
          <text:p text:style-name="P32">I : 5VA</text:p>
        </text:list-item>
        <text:list-item>
          <text:p text:style-name="P32">J : 5VD</text:p>
        </text:list-item>
        <text:list-item>
          <text:p text:style-name="P32">K : 3,3V</text:p>
        </text:list-item>
      </text:list>
      <text:p text:style-name="P20"/>
      <text:p text:style-name="P11">Fonctions :</text:p>
      <text:p text:style-name="P9"/>
      <text:list xml:id="list407182947346784902" text:style-name="L2">
        <text:list-item>
          <text:p text:style-name="P33">1 : On/Off</text:p>
        </text:list-item>
        <text:list-item>
          <text:p text:style-name="P33">2 : Volume</text:p>
        </text:list-item>
        <text:list-item>
          <text:p text:style-name="P33">3 : AGC</text:p>
        </text:list-item>
        <text:list-item>
          <text:p text:style-name="P33">4 : Band select 3,5/7/10/14/18/21/24/28</text:p>
        </text:list-item>
        <text:list-item>
          <text:p text:style-name="P33">5 : VFO</text:p>
        </text:list-item>
        <text:list-item>
          <text:p text:style-name="P33">6 : AF Gain</text:p>
        </text:list-item>
        <text:list-item>
          <text:p text:style-name="P33">7 : RF Gain</text:p>
        </text:list-item>
        <text:list-item>
          <text:p text:style-name="P33">8 : VFO CLAR</text:p>
        </text:list-item>
        <text:list-item>
          <text:p text:style-name="P33">9 : Mod select LSB/USB/CW/FM</text:p>
        </text:list-item>
        <text:list-item>
          <text:p text:style-name="P33">10 : Touche Fonction F1,, F7</text:p>
        </text:list-item>
        <text:list-item>
          <text:p text:style-name="P33">11 : Clavier Numerique</text:p>
        </text:list-item>
      </text:list>
      <text:p text:style-name="P20"/>
      <text:p text:style-name="P20"><text:soft-page-break/></text:p>
      <text:p text:style-name="P20"/>
      <text:p text:style-name="P20"><text:tab/><text:span text:style-name="T4">Connexions Face Avant</text:span></text:p>
      <text:p text:style-name="P21"><text:s/></text:p>
      <text:list xml:id="list5369828837182542371" text:style-name="L3">
        <text:list-item>
          <text:p text:style-name="P34">DIN 5 Broches</text:p>
        </text:list-item>
        <text:list-item>
          <text:p text:style-name="P34">Phone jack 6,5 mm</text:p>
        </text:list-item>
        <text:list-item>
          <text:p text:style-name="P34">Key Jack 3,5 mm</text:p>
        </text:list-item>
        <text:list-item>
          <text:p text:style-name="P34">DATA DB9</text:p>
        </text:list-item>
        <text:list-item>
          <text:p text:style-name="P34">RJ12 DEBUG</text:p>
          <text:p text:style-name="P34"/>
        </text:list-item>
      </text:list>
      <text:h text:style-name="P50" text:outline-level="3">Présentation de la face arrière</text:h>
      <text:p text:style-name="P20"><text:tab/>Les connexions suivantes seront disponibles en face arrière.</text:p>
      <text:p text:style-name="P20"/>
      <text:list xml:id="list1483500967086215593" text:style-name="L4">
        <text:list-item>
          <text:p text:style-name="P35">1 : Fiche secteur 220V</text:p>
        </text:list-item>
        <text:list-item>
          <text:p text:style-name="P35">2 : Entrée 12V externe</text:p>
        </text:list-item>
        <text:list-item>
          <text:p text:style-name="P35">3 : Antenne HF</text:p>
        </text:list-item>
        <text:list-item>
          <text:p text:style-name="P35">4 : Antenne 50 Mhz</text:p>
        </text:list-item>
        <text:list-item>
          <text:p text:style-name="P35">5 : Antenne VHF</text:p>
        </text:list-item>
        <text:list-item>
          <text:p text:style-name="P35">6 : Antenen UHF</text:p>
          <text:p text:style-name="P35"/>
        </text:list-item>
      </text:list>
      <text:h text:style-name="P43" text:outline-level="2" text:is-list-header="true"/>
      <text:h text:style-name="P46" text:outline-level="2">Schéma fonctionnel du 1 er degrés</text:h>
      <text:p text:style-name="P15"><draw:rect text:anchor-type="paragraph" draw:z-index="65" draw:style-name="gr22" draw:text-style-name="P55" svg:width="2.401cm" svg:height="1.486cm" svg:x="9.335cm" svg:y="5.091cm"><text:p text:style-name="P55">Ampli HF </text:p></draw:rect><draw:line text:anchor-type="paragraph" draw:z-index="78" draw:style-name="gr24" draw:text-style-name="P55" svg:x1="12.285cm" svg:y1="5.86cm" svg:x2="11.735cm" svg:y2="5.86cm"><text:p/></draw:line><draw:line text:anchor-type="paragraph" draw:z-index="77" draw:style-name="gr3" draw:text-style-name="P55" svg:x1="12.285cm" svg:y1="3.378cm" svg:x2="11.735cm" svg:y2="3.378cm"><text:p/></draw:line><draw:line text:anchor-type="paragraph" draw:z-index="76" draw:style-name="gr3" draw:text-style-name="P55" svg:x1="12.285cm" svg:y1="4.315cm" svg:x2="12.285cm" svg:y2="3.378cm"><text:p/></draw:line><draw:line text:anchor-type="paragraph" draw:z-index="75" draw:style-name="gr23" draw:text-style-name="P55" svg:x1="12.714cm" svg:y1="4.314cm" svg:x2="12.287cm" svg:y2="4.314cm"><text:p/></draw:line><draw:line text:anchor-type="paragraph" draw:z-index="74" draw:style-name="gr3" draw:text-style-name="P55" svg:x1="12.714cm" svg:y1="4.923cm" svg:x2="12.287cm" svg:y2="4.923cm"><text:p/></draw:line><draw:line text:anchor-type="paragraph" draw:z-index="73" draw:style-name="gr3" draw:text-style-name="P55" svg:x1="12.285cm" svg:y1="5.86cm" svg:x2="12.285cm" svg:y2="4.923cm"><text:p/></draw:line><draw:line text:anchor-type="paragraph" draw:z-index="72" draw:style-name="gr24" draw:text-style-name="P55" svg:x1="8.907cm" svg:y1="4.884cm" svg:x2="8.357cm" svg:y2="4.884cm"><text:p/></draw:line><draw:line text:anchor-type="paragraph" draw:z-index="71" draw:style-name="gr3" draw:text-style-name="P55" svg:x1="8.907cm" svg:y1="4.336cm" svg:x2="8.357cm" svg:y2="4.336cm"><text:p/></draw:line><draw:line text:anchor-type="paragraph" draw:z-index="70" draw:style-name="gr3" draw:text-style-name="P55" svg:x1="8.908cm" svg:y1="5.821cm" svg:x2="8.908cm" svg:y2="4.884cm"><text:p/></draw:line><draw:line text:anchor-type="paragraph" draw:z-index="69" draw:style-name="gr23" draw:text-style-name="P55" svg:x1="9.335cm" svg:y1="3.399cm" svg:x2="8.908cm" svg:y2="3.399cm"><text:p/></draw:line><draw:line text:anchor-type="paragraph" draw:z-index="68" draw:style-name="gr3" draw:text-style-name="P55" svg:x1="9.335cm" svg:y1="5.821cm" svg:x2="8.908cm" svg:y2="5.821cm"><text:p/></draw:line><draw:line text:anchor-type="paragraph" draw:z-index="67" draw:style-name="gr3" draw:text-style-name="P55" svg:x1="8.908cm" svg:y1="4.336cm" svg:x2="8.908cm" svg:y2="3.399cm"><text:p/></draw:line><draw:rect text:anchor-type="paragraph" draw:z-index="66" draw:style-name="gr18" draw:text-style-name="P55" svg:width="2.401cm" svg:height="1.486cm" svg:x="12.714cm" svg:y="3.949cm"><text:p text:style-name="P55">Sélection </text:p><text:p text:style-name="P55">Filtre</text:p><text:p text:style-name="P55">Passe bas</text:p></draw:rect><draw:rect text:anchor-type="paragraph" draw:z-index="64" draw:style-name="gr21" draw:text-style-name="P55" svg:width="2.401cm" svg:height="1.486cm" svg:x="9.335cm" svg:y="2.729cm"><text:p text:style-name="P55">Préampli HF</text:p></draw:rect><draw:line text:anchor-type="paragraph" draw:z-index="63" draw:style-name="gr20" draw:text-style-name="P55" svg:x1="4.471cm" svg:y1="4.701cm" svg:x2="5.956cm" svg:y2="4.701cm"><text:p text:style-name="P55">HF</text:p><text:p text:style-name="P55"/></draw:line><draw:line text:anchor-type="paragraph" draw:z-index="62" draw:style-name="gr3" draw:text-style-name="P55" svg:x1="4.004cm" svg:y1="2.549cm" svg:x2="3.291cm" svg:y2="3.016cm"><text:p/></draw:line><draw:line text:anchor-type="paragraph" draw:z-index="61" draw:style-name="gr3" draw:text-style-name="P55" svg:x1="2.722cm" svg:y1="2.506cm" svg:x2="3.272cm" svg:y2="3.016cm"><text:p/></draw:line><draw:line text:anchor-type="paragraph" draw:z-index="60" draw:style-name="gr3" draw:text-style-name="P55" svg:x1="3.291cm" svg:y1="2.589cm" svg:x2="3.27cm" svg:y2="3.952cm"><text:p/></draw:line><draw:frame text:anchor-type="paragraph" draw:z-index="59" draw:style-name="gr19" draw:text-style-name="P55" svg:width="3.4cm" svg:height="0.976cm" svg:x="1.722cm" svg:y="1.305cm"><draw:text-box><text:p text:style-name="P55">Antenne </text:p><text:p text:style-name="P55">HF/50/VHF/UHF</text:p></draw:text-box></draw:frame><draw:rect text:anchor-type="paragraph" draw:z-index="58" draw:style-name="gr18" draw:text-style-name="P55" svg:width="2.401cm" svg:height="1.486cm" svg:x="2.071cm" svg:y="3.953cm"><text:p text:style-name="P55">Sélection</text:p><text:p text:style-name="P55">antenne</text:p></draw:rect><draw:rect text:anchor-type="paragraph" draw:z-index="57" draw:style-name="gr17" draw:text-style-name="P55" svg:width="2.401cm" svg:height="1.486cm" svg:x="5.957cm" svg:y="3.971cm"><text:p text:style-name="P55">Sélection </text:p><text:p text:style-name="P55">Filtre</text:p><text:p text:style-name="P55">Passe Bande</text:p></draw:rect></text:p>
      <text:p text:style-name="P15"/>
      <text:p text:style-name="P15"/>
      <text:p text:style-name="P15"/>
      <text:p text:style-name="P15"/>
      <text:p text:style-name="P15"/>
      <text:p text:style-name="P15"/>
      <text:p text:style-name="P15"/>
      <text:p text:style-name="P15"/>
      <text:p text:style-name="P15"/>
      <text:p text:style-name="P15"/>
      <text:p text:style-name="P15"><draw:line text:anchor-type="paragraph" draw:z-index="82" draw:style-name="gr26" draw:text-style-name="P55" svg:x1="13.974cm" svg:y1="0.079cm" svg:x2="13.976cm" svg:y2="2.053cm"><text:p/></draw:line></text:p>
      <text:p text:style-name="P15"/>
      <text:p text:style-name="P15"/>
      <text:p text:style-name="P15"/>
      <text:p text:style-name="P15"><draw:custom-shape text:anchor-type="paragraph" draw:z-index="83" draw:style-name="gr27" draw:text-style-name="P55" svg:width="2.707cm" svg:height="1.426cm" svg:x="9.172cm" svg:y="0.131cm"><text:p text:style-name="P55">Oscillateur</text:p><text:p text:style-name="P55">48Mhz-75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style-name="gr25" draw:text-style-name="P55" svg:width="1.467cm" svg:height="1.527cm" svg:x="13.263cm" svg:y="0.106cm"><text:p text:style-name="P55">1er</text:p><text:p text:style-name="P55">Mixe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0" draw:style-name="gr3" draw:text-style-name="P55" svg:x1="13.466cm" svg:y1="0.309cm" svg:x2="14.505cm" svg:y2="1.47cm"><text:p/></draw:line><draw:line text:anchor-type="paragraph" draw:z-index="81" draw:style-name="gr3" draw:text-style-name="P55" svg:x1="13.466cm" svg:y1="1.47cm" svg:x2="14.505cm" svg:y2="0.309cm"><text:p/></draw:line></text:p>
      <text:p text:style-name="P15"><draw:line text:anchor-type="paragraph" draw:z-index="84" draw:style-name="gr28" draw:text-style-name="P55" svg:x1="11.878cm" svg:y1="0.39cm" svg:x2="13.263cm" svg:y2="0.39cm"><text:p/></draw:line></text:p>
      <text:p text:style-name="P15"/>
      <text:p text:style-name="P15"><draw:line text:anchor-type="paragraph" draw:z-index="96" draw:style-name="gr26" draw:text-style-name="P55" svg:x1="13.995cm" svg:y1="0.171cm" svg:x2="13.993cm" svg:y2="1.425cm"><text:p/></draw:line></text:p>
      <text:p text:style-name="P15"/>
      <text:p text:style-name="P15"><draw:custom-shape text:anchor-type="paragraph" draw:z-index="98" draw:style-name="gr35" draw:text-style-name="P55" svg:width="2.849cm" svg:height="1.528cm" svg:x="12.61cm" svg:y="0.452cm"><text:p text:style-name="P55">Commutation</text:p><text:p text:style-name="P55">HF</text:p><text:p text:style-name="P55">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draw:line text:anchor-type="paragraph" draw:z-index="91" draw:style-name="gr32" draw:text-style-name="P55" svg:x1="16.233cm" svg:y1="0.284cm" svg:x2="15.459cm" svg:y2="0.284cm"><text:p/></draw:line><draw:line text:anchor-type="paragraph" draw:z-index="92" draw:style-name="gr32" draw:text-style-name="P55" svg:x1="16.254cm" svg:y1="7.835cm" svg:x2="16.233cm" svg:y2="0.284cm"><text:p/></draw:line></text:p>
      <text:p text:style-name="P15"/>
      <text:p text:style-name="P15"><draw:line text:anchor-type="paragraph" draw:z-index="100" draw:style-name="gr36" draw:text-style-name="P55" svg:x1="14.046cm" svg:y1="1.784cm" svg:x2="14.046cm" svg:y2="0.032cm"><text:p/></draw:line></text:p>
      <text:p text:style-name="P15"/>
      <text:p text:style-name="P15"/>
      <text:p text:style-name="P15"><draw:custom-shape text:anchor-type="paragraph" draw:z-index="99" draw:style-name="gr35" draw:text-style-name="P55" svg:width="2.849cm" svg:height="1.528cm" svg:x="12.612cm" svg:y="0.323cm"><text:p text:style-name="P55">Commutation</text:p><text:p text:style-name="P55">HF</text:p><text:p text:style-name="P55">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draw:line text:anchor-type="paragraph" draw:z-index="102" draw:style-name="gr38" draw:text-style-name="P55" svg:x1="0.771cm" svg:y1="5.927cm" svg:x2="0.746cm" svg:y2="0.106cm"><text:p/></draw:line><draw:line text:anchor-type="paragraph" draw:z-index="101" draw:style-name="gr37" draw:text-style-name="P55" svg:x1="12.612cm" svg:y1="0.106cm" svg:x2="0.746cm" svg:y2="0.106cm"><text:p/></draw:line><draw:custom-shape text:anchor-type="paragraph" draw:z-index="97" draw:style-name="gr34" draw:text-style-name="P55" svg:width="2.849cm" svg:height="1.528cm" svg:x="1.376cm" svg:y="1.991cm"><text:p text:style-name="P55">Commutation</text:p><text:p text:style-name="P55">HF</text:p><text:p text:style-name="P55">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5" draw:style-name="gr31" draw:text-style-name="P55" svg:x1="4.225cm" svg:y1="2.796cm" svg:x2="5.142cm" svg:y2="2.796cm"><text:p/></draw:line><draw:line text:anchor-type="paragraph" draw:z-index="94" draw:style-name="gr33" draw:text-style-name="P55" svg:x1="3.493cm" svg:y1="4.426cm" svg:x2="3.493cm" svg:y2="3.519cm"><text:p/></draw:line><draw:line text:anchor-type="paragraph" draw:z-index="93" draw:style-name="gr32" draw:text-style-name="P55" svg:x1="3.493cm" svg:y1="4.426cm" svg:x2="16.255cm" svg:y2="4.428cm"><text:p/></draw:line><draw:line text:anchor-type="paragraph" draw:z-index="90" draw:style-name="gr31" draw:text-style-name="P55" svg:x1="14.035cm" svg:y1="2.015cm" svg:x2="14.016cm" svg:y2="0.861cm"><text:p/></draw:line><draw:line text:anchor-type="paragraph" draw:z-index="89" draw:style-name="gr31" draw:text-style-name="P55" svg:x1="11.675cm" svg:y1="2.753cm" svg:x2="12.509cm" svg:y2="2.753cm"><text:p/></draw:line><draw:line text:anchor-type="paragraph" draw:z-index="88" draw:style-name="gr30" draw:text-style-name="P55" svg:x1="7.95cm" svg:y1="2.734cm" svg:x2="8.867cm" svg:y2="2.734cm"><text:p/></draw:line><draw:custom-shape text:anchor-type="paragraph" draw:z-index="87" draw:style-name="gr29" draw:text-style-name="P55" svg:width="2.809cm" svg:height="1.548cm" svg:x="5.142cm" svg:y="1.974cm"><text:p text:style-name="P55">Ampli 45Mhz</text:p><draw:enhanced-geometry svg:viewBox="0 0 21600 21600" draw:type="rectangle" draw:enhanced-path="M 0 0 L 21600 0 21600 21600 0 21600 0 0 Z N"/></draw:custom-shape><draw:custom-shape text:anchor-type="paragraph" draw:z-index="86" draw:style-name="gr29" draw:text-style-name="P55" svg:width="2.809cm" svg:height="1.548cm" svg:x="12.51cm" svg:y="2.014cm"><text:p text:style-name="P55">Ampli 45 Mhz</text:p><draw:enhanced-geometry svg:viewBox="0 0 21600 21600" draw:type="rectangle" draw:enhanced-path="M 0 0 L 21600 0 21600 21600 0 21600 0 0 Z N"/></draw:custom-shape><draw:custom-shape text:anchor-type="paragraph" draw:z-index="85" draw:style-name="gr29" draw:text-style-name="P55" svg:width="2.809cm" svg:height="1.548cm" svg:x="8.867cm" svg:y="1.974cm"><text:p text:style-name="P55">Filtre à Quartz</text:p><text:p text:style-name="P55">45 Mhz </text:p><text:p text:style-name="P55">12,5Khz</text:p><draw:enhanced-geometry svg:viewBox="0 0 21600 21600" draw:type="rectangle" draw:enhanced-path="M 0 0 L 21600 0 21600 21600 0 21600 0 0 Z N"/></draw:custom-shape></text:p>
      <text:p text:style-name="P15"/>
      <text:p text:style-name="P15"/>
      <text:p text:style-name="P15"/>
      <text:p text:style-name="P15"/>
      <text:p text:style-name="P15"/>
      <text:p text:style-name="P15"/>
      <text:p text:style-name="P15"><draw:line text:anchor-type="paragraph" draw:z-index="104" draw:style-name="gr36" draw:text-style-name="P55" svg:x1="2.245cm" svg:y1="2.519cm" svg:x2="2.245cm" svg:y2="0.111cm"><text:p/></draw:line></text:p>
      <text:p text:style-name="P15"/>
      <text:p text:style-name="P15"/>
      <text:p text:style-name="P15"/>
      <text:p text:style-name="P15"/>
      <text:p text:style-name="P15"/>
      <text:p text:style-name="P15"/>
      <text:p text:style-name="P15"/>
      <text:p text:style-name="P15"/>
      <text:p text:style-name="P15"><draw:line text:anchor-type="paragraph" draw:z-index="105" draw:style-name="gr38" draw:text-style-name="P55" svg:x1="1.067cm" svg:y1="1.63cm" svg:x2="1.067cm" svg:y2="0.034cm"><text:p/></draw:line><draw:line text:anchor-type="paragraph" draw:z-index="106" draw:style-name="gr36" draw:text-style-name="P55" svg:x1="2.245cm" svg:y1="1.63cm" svg:x2="2.245cm" svg:y2="-0.023cm"><text:p/></draw:line><text:soft-page-break/></text:p>
      <text:p text:style-name="P15"/>
      <text:p text:style-name="P15"/>
      <text:p text:style-name="P15"><draw:custom-shape text:anchor-type="paragraph" draw:z-index="103" draw:style-name="gr34" draw:text-style-name="P55" svg:width="2.849cm" svg:height="1.528cm" svg:x="0.462cm" svg:y="0.169cm"><text:p text:style-name="P55">Commutation</text:p><text:p text:style-name="P55">HF</text:p><text:p text:style-name="P55">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8" draw:style-name="gr3" draw:text-style-name="P55" svg:x1="7.116cm" svg:y1="0.356cm" svg:x2="8.155cm" svg:y2="1.427cm"><text:p/></draw:line><draw:line text:anchor-type="paragraph" draw:z-index="109" draw:style-name="gr3" draw:text-style-name="P55" svg:x1="7.197cm" svg:y1="1.427cm" svg:x2="8.155cm" svg:y2="0.356cm"><text:p/></draw:line><draw:custom-shape text:anchor-type="paragraph" draw:z-index="107" draw:style-name="gr25" draw:text-style-name="P55" svg:width="1.467cm" svg:height="1.527cm" svg:x="6.909cm" svg:y="0.086cm"><text:p text:style-name="P55">2ème</text:p><text:p text:style-name="P55">Mix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style-name="gr34" draw:text-style-name="P55" svg:width="2.849cm" svg:height="1.528cm" svg:x="14.002cm" svg:y="0.092cm"><text:p text:style-name="P55">Commutation</text:p><text:p text:style-name="P55">HF</text:p><text:p text:style-name="P55">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line text:anchor-type="paragraph" draw:z-index="111" draw:style-name="gr39" draw:text-style-name="P55" svg:x1="3.311cm" svg:y1="0.407cm" svg:x2="6.909cm" svg:y2="0.411cm"><text:p/></draw:line><draw:line text:anchor-type="paragraph" draw:z-index="123" draw:style-name="gr39" draw:text-style-name="P55" svg:x1="8.375cm" svg:y1="0.362cm" svg:x2="14.002cm" svg:y2="0.364cm"><text:p/></draw:line></text:p>
      <text:p text:style-name="P15"/>
      <text:p text:style-name="P15"><draw:line text:anchor-type="paragraph" draw:z-index="122" draw:style-name="gr40" draw:text-style-name="P55" svg:x1="7.613cm" svg:y1="0.152cm" svg:x2="7.613cm" svg:y2="1.113cm"><text:p/></draw:line><draw:line text:anchor-type="paragraph" draw:z-index="124" draw:style-name="gr37" draw:text-style-name="P55" svg:x1="14.736cm" svg:y1="0.159cm" svg:x2="14.718cm" svg:y2="3.244cm"><text:p/></draw:line><draw:line text:anchor-type="paragraph" draw:z-index="121" draw:style-name="gr36" draw:text-style-name="P55" svg:x1="16.196cm" svg:y1="4.414cm" svg:x2="16.196cm" svg:y2="0.159cm"><text:p/></draw:line></text:p>
      <text:p text:style-name="P15"/>
      <text:p text:style-name="P15"><draw:custom-shape text:anchor-type="paragraph" draw:z-index="110" draw:style-name="gr27" draw:text-style-name="P55" svg:width="2.707cm" svg:height="1.426cm" svg:x="6.225cm" svg:y="0.116cm"><text:p text:style-name="P55">Oscillateur</text:p><text:p text:style-name="P55">54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draw:line text:anchor-type="paragraph" draw:z-index="117" draw:style-name="gr33" draw:text-style-name="P55" svg:x1="1.829cm" svg:y1="0.305cm" svg:x2="1.829cm" svg:y2="1.45cm"><text:p/></draw:line><draw:line text:anchor-type="paragraph" draw:z-index="125" draw:style-name="gr37" draw:text-style-name="P55" svg:x1="14.718cm" svg:y1="0.323cm" svg:x2="1.829cm" svg:y2="0.305cm"><text:p/></draw:line></text:p>
      <text:p text:style-name="P15"/>
      <text:p text:style-name="P15"><draw:custom-shape text:anchor-type="paragraph" draw:z-index="112" draw:style-name="gr29" draw:text-style-name="P55" svg:width="2.809cm" svg:height="1.548cm" svg:x="7.564cm" svg:y="0.464cm"><text:p text:style-name="P55">Filtre à Quartz</text:p><text:p text:style-name="P55">9 Mhz </text:p><text:p text:style-name="P55">2,7Khz</text:p><draw:enhanced-geometry svg:viewBox="0 0 21600 21600" draw:type="rectangle" draw:enhanced-path="M 0 0 L 21600 0 21600 21600 0 21600 0 0 Z N"/></draw:custom-shape><draw:custom-shape text:anchor-type="paragraph" draw:z-index="114" draw:style-name="gr29" draw:text-style-name="P55" svg:width="2.809cm" svg:height="1.548cm" svg:x="3.821cm" svg:y="0.464cm"><text:p text:style-name="P55">Ampli 9Mhz</text:p><draw:enhanced-geometry svg:viewBox="0 0 21600 21600" draw:type="rectangle" draw:enhanced-path="M 0 0 L 21600 0 21600 21600 0 21600 0 0 Z N"/></draw:custom-shape><draw:custom-shape text:anchor-type="paragraph" draw:z-index="120" draw:style-name="gr35" draw:text-style-name="P55" svg:width="2.849cm" svg:height="1.528cm" svg:x="0.422cm" svg:y="0.476cm"><text:p text:style-name="P55">Commutation</text:p><text:p text:style-name="P55">HF</text:p><text:p text:style-name="P55">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custom-shape text:anchor-type="paragraph" draw:z-index="113" draw:style-name="gr29" draw:text-style-name="P55" svg:width="2.809cm" svg:height="1.548cm" svg:x="11.206cm" svg:y="0.018cm"><text:p text:style-name="P55">Ampli 9 Mhz</text:p><draw:enhanced-geometry svg:viewBox="0 0 21600 21600" draw:type="rectangle" draw:enhanced-path="M 0 0 L 21600 0 21600 21600 0 21600 0 0 Z N"/></draw:custom-shape><draw:custom-shape text:anchor-type="paragraph" draw:z-index="126" draw:style-name="gr35" draw:text-style-name="P55" svg:width="2.849cm" svg:height="1.528cm" svg:x="14.67cm" svg:y="0.032cm"><text:p text:style-name="P55">Commutation</text:p><text:p text:style-name="P55">HF</text:p><text:p text:style-name="P55">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line text:anchor-type="paragraph" draw:z-index="115" draw:style-name="gr30" draw:text-style-name="P55" svg:x1="6.629cm" svg:y1="0.25cm" svg:x2="7.546cm" svg:y2="0.25cm"><text:p/></draw:line><draw:line text:anchor-type="paragraph" draw:z-index="116" draw:style-name="gr31" draw:text-style-name="P55" svg:x1="10.372cm" svg:y1="0.27cm" svg:x2="11.206cm" svg:y2="0.27cm"><text:p/></draw:line><draw:line text:anchor-type="paragraph" draw:z-index="118" draw:style-name="gr31" draw:text-style-name="P55" svg:x1="3.281cm" svg:y1="0.312cm" svg:x2="3.794cm" svg:y2="0.312cm"><text:p/></draw:line><draw:line text:anchor-type="paragraph" draw:z-index="128" draw:style-name="gr31" draw:text-style-name="P55" svg:x1="14.014cm" svg:y1="0.303cm" svg:x2="14.67cm" svg:y2="0.303cm"><text:p/></draw:line></text:p>
      <text:p text:style-name="P15"/>
      <text:p text:style-name="P15"><draw:line text:anchor-type="paragraph" draw:z-index="127" draw:style-name="gr36" draw:text-style-name="P55" svg:x1="1.852cm" svg:y1="1.485cm" svg:x2="1.852cm" svg:y2="0.056cm"><text:p/></draw:line><draw:line text:anchor-type="paragraph" draw:z-index="129" draw:style-name="gr33" draw:text-style-name="P55" svg:x1="16.173cm" svg:y1="0.099cm" svg:x2="16.173cm" svg:y2="1.244cm"><text:p/></draw:line></text:p>
      <text:p text:style-name="P15"/>
      <text:p text:style-name="P15"><draw:custom-shape text:anchor-type="paragraph" draw:z-index="131" draw:style-name="gr29" draw:text-style-name="P55" svg:width="2.571cm" svg:height="1.627cm" svg:x="14.907cm" svg:y="0.256cm"><text:p text:style-name="P55">Filtre BF</text:p><draw:enhanced-geometry svg:viewBox="0 0 21600 21600" draw:type="rectangle" draw:enhanced-path="M 0 0 L 21600 0 21600 21600 0 21600 0 0 Z N"/></draw:custom-shape></text:p>
      <text:p text:style-name="P15"><draw:custom-shape text:anchor-type="paragraph" draw:z-index="130" draw:style-name="gr29" draw:text-style-name="P55" svg:width="2.809cm" svg:height="1.548cm" svg:x="0.476cm" svg:y="0.025cm"><text:p text:style-name="P55">Ampli micro</text:p><draw:enhanced-geometry svg:viewBox="0 0 21600 21600" draw:type="rectangle" draw:enhanced-path="M 0 0 L 21600 0 21600 21600 0 21600 0 0 Z N"/></draw:custom-shape></text:p>
      <text:p text:style-name="P15"/>
      <text:p text:style-name="P15"><draw:line text:anchor-type="paragraph" draw:z-index="133" draw:style-name="gr33" draw:text-style-name="P55" svg:x1="16.249cm" svg:y1="0.422cm" svg:x2="16.249cm" svg:y2="1.323cm"><text:p/></draw:line></text:p>
      <text:p text:style-name="P15"><draw:line text:anchor-type="paragraph" draw:z-index="137" draw:style-name="gr44" draw:text-style-name="P55" svg:x1="1.81cm" svg:y1="0.111cm" svg:x2="1.81cm" svg:y2="1.887cm"><text:p/></draw:line></text:p>
      <text:p text:style-name="P15"><draw:custom-shape text:anchor-type="paragraph" draw:z-index="132" draw:style-name="gr29" draw:text-style-name="P55" svg:width="2.551cm" svg:height="3.13cm" svg:x="14.926cm" svg:y="0.349cm"><text:p text:style-name="P55">Ampli BF</text:p><draw:enhanced-geometry svg:viewBox="0 0 21600 21600" draw:type="rectangle" draw:enhanced-path="M 0 0 L 21600 0 21600 21600 0 21600 0 0 Z N"/></draw:custom-shape><draw:custom-shape text:anchor-type="paragraph" draw:z-index="135" draw:style-name="gr42" draw:text-style-name="P55" svg:width="0.398cm" svg:height="0.398cm" svg:x="2.963cm" svg:y="0.43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draw:path text:anchor-type="paragraph" draw:z-index="136" draw:style-name="gr43" draw:text-style-name="P55" svg:width="0.736cm" svg:height="0.308cm" draw:transform="rotate (1.5707963267946) translate (2.59790551138992cm 0.799041666666667cm)" svg:viewBox="0 0 737 309" svg:d="m0 6c196-23 393 26 566 114l152 189h19"><text:p/></draw:path><draw:rect text:anchor-type="paragraph" draw:z-index="139" draw:style-name="gr46" draw:text-style-name="P55" svg:width="0.473cm" svg:height="0.701cm" svg:x="13.887cm" svg:y="0.326cm"><text:p/></draw:rect><draw:custom-shape text:anchor-type="paragraph" draw:z-index="140" draw:style-name="gr47" svg:width="1.287cm" svg:height="0.606cm" draw:transform="rotate (1.5707963267946) translate (13.2591527777778cm 1.310569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15"><draw:custom-shape text:anchor-type="paragraph" draw:z-index="134" draw:style-name="gr41" draw:text-style-name="P55" svg:width="0.853cm" svg:height="0.248cm" svg:x="2.207cm" svg:y="0.312cm"><text:p/><draw:enhanced-geometry svg:viewBox="0 0 21600 21600" draw:type="rectangle" draw:enhanced-path="M 0 0 L 21600 0 21600 21600 0 21600 0 0 Z N"/></draw:custom-shape><draw:line text:anchor-type="paragraph" draw:z-index="138" draw:style-name="gr45" draw:text-style-name="P55" svg:x1="1.81cm" svg:y1="0.427cm" svg:x2="2.207cm" svg:y2="0.427cm"><text:p/></draw:line><draw:line text:anchor-type="paragraph" draw:z-index="141" draw:style-name="gr48" draw:text-style-name="P55" svg:x1="14.926cm" svg:y1="0.18cm" svg:x2="14.36cm" svg:y2="0.18cm"><text:p/></draw:line></text:p>
      <text:p text:style-name="P15"><draw:rect text:anchor-type="paragraph" draw:z-index="142" draw:style-name="gr46" draw:text-style-name="P55" svg:width="0.588cm" svg:height="0.248cm" svg:x="13.981cm" svg:y="1.432cm"><text:p/></draw:rect></text:p>
      <text:p text:style-name="P15"/>
      <text:p text:style-name="P15"/>
      <text:p text:style-name="P15"/>
      <text:p text:style-name="P15"/>
      <text:p text:style-name="P15"/>
      <text:h text:style-name="P38" text:outline-level="1"><text:tab/><text:tab/><text:tab/><text:tab/><text:span text:style-name="T11">MODULE <text:s/>JK330-1-BF</text:span></text:h>
      <text:p text:style-name="Text_20_body"><text:span text:style-name="T11"/></text:p>
      <text:h text:style-name="Heading_20_2" text:outline-level="2"><text:span text:style-name="T10">Présentation</text:span></text:h>
      <text:p text:style-name="Text_20_body"><text:span text:style-name="T10"/></text:p>
      <text:p text:style-name="Text_20_body"><text:span text:style-name="T10"/></text:p>
      <text:h text:style-name="Heading_20_2" text:outline-level="2"><text:span text:style-name="T10">Schéma Fonctionnel</text:span></text:h>
      <text:p text:style-name="Text_20_body"><text:span text:style-name="T10"/></text:p>
      <text:h text:style-name="Heading_20_2" text:outline-level="2"><text:span text:style-name="T10">Schéma Structurel</text:span></text:h>
      <text:p text:style-name="Text_20_body"><text:span text:style-name="T10"/></text:p>
      <text:h text:style-name="Heading_20_2" text:outline-level="2"><text:span text:style-name="T10">Typon</text:span></text:h>
      <text:p text:style-name="Text_20_body"><text:span text:style-name="T10"/></text:p>
      <text:h text:style-name="Heading_20_2" text:outline-level="2"><text:span text:style-name="T10">Nomenclature</text:span></text:h>
      <text:p text:style-name="Text_20_body"><text:span text:style-name="T10"/></text:p>
      <text:h text:style-name="Heading_20_2" text:outline-level="2"><text:span text:style-name="T10">Test et mise au point</text:span></text:h>
      <text:p text:style-name="Text_20_body"><text:span text:style-name="T10"/></text:p>
      <text:p text:style-name="Text_20_body"><text:span text:style-name="T10"/></text:p>
      <text:p text:style-name="Text_20_body"><text:span text:style-name="T10"/></text:p>
      <text:p text:style-name="Text_20_body"><text:span text:style-name="T10"/></text:p>
      <text:h text:style-name="P37" text:outline-level="1"><text:span text:style-name="T10"/></text:h>
      <text:h text:style-name="P39" text:outline-level="1"><text:span text:style-name="T10">Module JK330-2-9Mhz</text:span></text:h>
      <text:p text:style-name="P31"><text:span text:style-name="T10"/></text:p>
      <text:p text:style-name="Text_20_body"><text:span text:style-name="T11"/></text:p>
      <text:h text:style-name="Heading_20_2" text:outline-level="2"><text:span text:style-name="T10">Présentation</text:span></text:h>
      <text:p text:style-name="Text_20_body"><text:span text:style-name="T10"/></text:p>
      <text:p text:style-name="Text_20_body"><text:span text:style-name="T10"/></text:p>
      <text:h text:style-name="Heading_20_2" text:outline-level="2"><text:span text:style-name="T10">Schéma Fonctionnel</text:span></text:h>
      <text:p text:style-name="Text_20_body"><text:span text:style-name="T10"/></text:p>
      <text:h text:style-name="Heading_20_2" text:outline-level="2"><text:span text:style-name="T10">Schéma Structurel</text:span></text:h>
      <text:p text:style-name="Text_20_body"><text:span text:style-name="T10"/></text:p>
      <text:h text:style-name="Heading_20_2" text:outline-level="2"><text:span text:style-name="T10">Typon</text:span></text:h>
      <text:p text:style-name="Text_20_body"><text:span text:style-name="T10"/></text:p>
      <text:h text:style-name="Heading_20_2" text:outline-level="2"><text:span text:style-name="T10">Nomenclature</text:span></text:h>
      <text:h text:style-name="Heading_20_2" text:outline-level="2" text:is-list-header="true"><text:span text:style-name="T10"/></text:h>
      <text:h text:style-name="Heading_20_2" text:outline-level="2"><text:span text:style-name="T10">Test et mise au point</text:span></text:h>
      <text:p text:style-name="Text_20_body"><text:span text:style-name="T10"/></text:p>
      <text:h text:style-name="P39" text:outline-level="1"><text:span text:style-name="T10">Module JK330-3-45Mhz</text:span></text:h>
      <text:p text:style-name="P31"><text:span text:style-name="T10"/></text:p>
      <text:p text:style-name="Text_20_body"><text:span text:style-name="T11"/></text:p>
      <text:h text:style-name="Heading_20_2" text:outline-level="2"><text:span text:style-name="T10">Présentation</text:span></text:h>
      <text:p text:style-name="Text_20_body"><text:span text:style-name="T10"/></text:p>
      <text:p text:style-name="Text_20_body"><text:span text:style-name="T10"/></text:p>
      <text:h text:style-name="Heading_20_2" text:outline-level="2"><text:span text:style-name="T10">Schéma Fonctionnel</text:span></text:h>
      <text:p text:style-name="Text_20_body"><text:span text:style-name="T10"/></text:p>
      <text:h text:style-name="Heading_20_2" text:outline-level="2"><text:span text:style-name="T10">Schéma Structurel</text:span></text:h>
      <text:p text:style-name="Text_20_body"><text:span text:style-name="T10"/></text:p>
      <text:h text:style-name="Heading_20_2" text:outline-level="2"><text:span text:style-name="T10">Typon</text:span></text:h>
      <text:p text:style-name="Text_20_body"><text:span text:style-name="T10"/></text:p>
      <text:h text:style-name="Heading_20_2" text:outline-level="2"><text:span text:style-name="T10">Nomenclature</text:span></text:h>
      <text:h text:style-name="Heading_20_2" text:outline-level="2" text:is-list-header="true"><text:span text:style-name="T10"/></text:h>
      <text:h text:style-name="Heading_20_2" text:outline-level="2"><text:span text:style-name="T10">Test et mise au point</text:span></text:h>
      <text:p text:style-name="Text_20_body"><text:span text:style-name="T10"/></text:p>
      <text:p text:style-name="Text_20_body"><text:span text:style-name="T10"/></text:p>
      <text:h text:style-name="P39" text:outline-level="1"><text:span text:style-name="T10">Module JK330-4-HF</text:span></text:h>
      <text:p text:style-name="P31"><text:span text:style-name="T10"/></text:p>
      <text:p text:style-name="Text_20_body"><text:span text:style-name="T11"/></text:p>
      <text:h text:style-name="Heading_20_2" text:outline-level="2"><text:span text:style-name="T10">Présentation</text:span></text:h>
      <text:p text:style-name="Text_20_body"><text:span text:style-name="T10"/></text:p>
      <text:p text:style-name="Text_20_body"><text:span text:style-name="T10"/></text:p>
      <text:h text:style-name="Heading_20_2" text:outline-level="2"><text:span text:style-name="T10">Schéma Fonctionnel</text:span></text:h>
      <text:p text:style-name="Text_20_body"><text:span text:style-name="T10"/></text:p>
      <text:h text:style-name="Heading_20_2" text:outline-level="2"><text:span text:style-name="T10">Schéma Structurel</text:span></text:h>
      <text:p text:style-name="Text_20_body"><text:span text:style-name="T10"/></text:p>
      <text:h text:style-name="Heading_20_2" text:outline-level="2"><text:span text:style-name="T10">Typon</text:span></text:h>
      <text:p text:style-name="Text_20_body"><text:span text:style-name="T10"/></text:p>
      <text:h text:style-name="Heading_20_2" text:outline-level="2"><text:span text:style-name="T10">Nomenclature</text:span></text:h>
      <text:h text:style-name="Heading_20_2" text:outline-level="2" text:is-list-header="true"><text:span text:style-name="T10"/></text:h>
      <text:h text:style-name="Heading_20_2" text:outline-level="2"><text:span text:style-name="T10">Test et mise au point</text:span></text:h>
      <text:p text:style-name="Text_20_body"><text:span text:style-name="T10"/></text:p>
      <text:p text:style-name="Text_20_body"><text:span text:style-name="T10"/></text:p>
      <text:p text:style-name="Text_20_body"><text:span text:style-name="T10"/></text:p>
      <text:h text:style-name="P39" text:outline-level="1"><text:span text:style-name="T10">Module JK330-5-OL9</text:span></text:h>
      <text:p text:style-name="P31"><text:span text:style-name="T10"/></text:p>
      <text:p text:style-name="Text_20_body"><text:span text:style-name="T11"/></text:p>
      <text:h text:style-name="Heading_20_2" text:outline-level="2"><text:span text:style-name="T10">Présentation</text:span></text:h>
      <text:p text:style-name="Text_20_body"><text:span text:style-name="T10"/></text:p>
      <text:p text:style-name="Text_20_body"><text:span text:style-name="T10"/></text:p>
      <text:h text:style-name="Heading_20_2" text:outline-level="2"><text:span text:style-name="T10">Schéma Fonctionnel</text:span></text:h>
      <text:p text:style-name="Text_20_body"><text:span text:style-name="T10"/></text:p>
      <text:h text:style-name="Heading_20_2" text:outline-level="2"><text:span text:style-name="T10">Schéma Structurel</text:span></text:h>
      <text:p text:style-name="Text_20_body"><text:span text:style-name="T10"/></text:p>
      <text:h text:style-name="Heading_20_2" text:outline-level="2"><text:span text:style-name="T10">Typon</text:span></text:h>
      <text:p text:style-name="Text_20_body"><text:span text:style-name="T10"/></text:p>
      <text:h text:style-name="Heading_20_2" text:outline-level="2"><text:span text:style-name="T10">Nomenclature</text:span></text:h>
      <text:h text:style-name="Heading_20_2" text:outline-level="2" text:is-list-header="true"><text:span text:style-name="T10"/></text:h>
      <text:h text:style-name="Heading_20_2" text:outline-level="2"><text:span text:style-name="T10">Test et mise au point</text:span></text:h>
      <text:p text:style-name="Text_20_body"><text:span text:style-name="T10"/></text:p>
      <text:p text:style-name="Text_20_body"><text:span text:style-name="T10"/></text:p>
      <text:h text:style-name="P39" text:outline-level="1"><text:span text:style-name="T10">Module JK330-6-OL54</text:span></text:h>
      <text:p text:style-name="P31"><text:span text:style-name="T10"/></text:p>
      <text:p text:style-name="Text_20_body"><text:span text:style-name="T11"/></text:p>
      <text:h text:style-name="Heading_20_2" text:outline-level="2"><text:span text:style-name="T10">Présentation</text:span></text:h>
      <text:p text:style-name="Text_20_body"><text:span text:style-name="T10"/></text:p>
      <text:p text:style-name="Text_20_body"><text:span text:style-name="T10"/></text:p>
      <text:h text:style-name="Heading_20_2" text:outline-level="2"><text:span text:style-name="T10">Schéma Fonctionnel</text:span></text:h>
      <text:p text:style-name="Text_20_body"><text:span text:style-name="T10"/></text:p>
      <text:h text:style-name="Heading_20_2" text:outline-level="2"><text:span text:style-name="T10">Schéma Structurel</text:span></text:h>
      <text:p text:style-name="Text_20_body"><text:span text:style-name="T10"/></text:p>
      <text:h text:style-name="Heading_20_2" text:outline-level="2"><text:span text:style-name="T10">Typon</text:span></text:h>
      <text:p text:style-name="Text_20_body"><text:span text:style-name="T10"/></text:p>
      <text:h text:style-name="Heading_20_2" text:outline-level="2"><text:span text:style-name="T10">Nomenclature</text:span></text:h>
      <text:h text:style-name="Heading_20_2" text:outline-level="2" text:is-list-header="true"><text:span text:style-name="T10"/></text:h>
      <text:h text:style-name="Heading_20_2" text:outline-level="2"><text:span text:style-name="T10">Test et mise au point</text:span></text:h>
      <text:p text:style-name="Text_20_body"><text:span text:style-name="T10"/></text:p>
      <text:p text:style-name="Text_20_body"><text:span text:style-name="T10"/></text:p>
      <text:p text:style-name="Text_20_body"><text:span text:style-name="T10"/></text:p>
      <text:h text:style-name="P39" text:outline-level="1"><text:span text:style-name="T10">Module JK330-7-SYNTHE</text:span></text:h>
      <text:p text:style-name="P31"><text:span text:style-name="T10"/></text:p>
      <text:p text:style-name="Text_20_body"><text:span text:style-name="T11"/></text:p>
      <text:h text:style-name="Heading_20_2" text:outline-level="2"><text:span text:style-name="T10">Présentation</text:span></text:h>
      <text:p text:style-name="Text_20_body"><text:span text:style-name="T10"/></text:p>
      <text:p text:style-name="Text_20_body"><text:span text:style-name="T10"/></text:p>
      <text:h text:style-name="Heading_20_2" text:outline-level="2"><text:span text:style-name="T10">Schéma Fonctionnel</text:span></text:h>
      <text:p text:style-name="Text_20_body"><text:span text:style-name="T10"/></text:p>
      <text:h text:style-name="Heading_20_2" text:outline-level="2"><text:span text:style-name="T10">Schéma Structurel</text:span></text:h>
      <text:p text:style-name="Text_20_body"><text:span text:style-name="T10"/></text:p>
      <text:h text:style-name="Heading_20_2" text:outline-level="2"><text:span text:style-name="T10">Typon</text:span></text:h>
      <text:p text:style-name="Text_20_body"><text:span text:style-name="T10"/></text:p>
      <text:h text:style-name="Heading_20_2" text:outline-level="2"><text:span text:style-name="T10">Nomenclature</text:span></text:h>
      <text:h text:style-name="Heading_20_2" text:outline-level="2" text:is-list-header="true"><text:span text:style-name="T10"/></text:h>
      <text:h text:style-name="Heading_20_2" text:outline-level="2"><text:span text:style-name="T10">Test et mise au poin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00ff00" draw:start-intensity="100%" draw:end-intensity="100%" draw:angle="0" draw:border="50%"/>
    <draw:gradient draw:name="Gradient_20_6" draw:display-name="Gradient 6" draw:style="rectangular" draw:cx="60%" draw:cy="60%" draw:start-color="#800080" draw:end-color="#ffff00" draw:start-intensity="100%" draw:end-intensity="100%" draw:angle="1900" draw:border="50%"/>
    <draw:gradient draw:name="Gradient_20_7" draw:display-name="Gradient 7" draw:style="ellipsoid" draw:cx="50%" draw:cy="50%" draw:start-color="#e6e6ff" draw:end-color="#00ff00" draw:start-intensity="100%" draw:end-intensity="100%" draw:angle="0" draw:border="0%"/>
    <draw:gradient draw:name="Gradient_20_8" draw:display-name="Gradient 8" draw:style="ellipsoid" draw:cx="50%" draw:cy="50%" draw:start-color="#e6e6ff" draw:end-color="#ff0000" draw:start-intensity="100%" draw:end-intensity="100%" draw:angle="0" draw:border="0%"/>
    <draw:gradient draw:name="Gradient_20_9" draw:display-name="Gradient 9" draw:style="linear" draw:start-color="#00ff00" draw:end-color="#ff0000" draw:start-intensity="100%" draw:end-intensity="100%" draw:angle="150" draw:border="25%"/>
    <draw:gradient draw:name="Linear_20_blue_2f_white" draw:display-name="Linear blue/white" draw:style="linear" draw:start-color="#000080" draw:end-color="#ffffff" draw:start-intensity="100%" draw:end-intensity="100%" draw:angle="450" draw:border="0%"/>
    <draw:gradient draw:name="RTX" draw:style="linear" draw:start-color="#00ff00" draw:end-color="#ff0000" draw:start-intensity="100%" draw:end-intensity="100%" draw:angle="150" draw:border="25%"/>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199cm" fo:margin-right="0.199cm" fo:margin-top="0cm" fo:margin-bottom="0cm" fo:line-height="100%" fo:text-indent="1cm" style:auto-text-indent="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96cm" fo:margin-right="0cm" fo:margin-top="0cm" fo:margin-bottom="0cm" fo:text-indent="0.439cm" style:auto-text-indent="false" style:page-number="auto" fo:background-color="transparent" style:shadow="none">
        <style:tab-stops>
          <style:tab-stop style:position="2cm"/>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1cm" style:auto-text-indent="false" fo:background-color="transparent" style:shadow="none">
        <style:tab-stops/>
        <style:background-image/>
      </style:paragraph-properties>
      <style:text-properties style:font-name="Andalus" fo:font-size="10pt" fo:language="fr" fo:country="FR"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1.143cm"/>
        </style:list-level-properties>
      </text:outline-level-style>
      <text:outline-level-style text:level="2" style:num-format="1" text:display-levels="2">
        <style:list-level-properties text:list-level-position-and-space-mode="label-alignment">
          <style:list-level-label-alignment text:label-followed-by="listtab" fo:text-indent="-1.016cm" fo:margin-left="-0.889cm"/>
        </style:list-level-properties>
      </text:outline-level-style>
      <text:outline-level-style text:level="3"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style:num-format="1" text:display-levels="4">
        <style:list-level-properties text:list-level-position-and-space-mode="label-alignment">
          <style:list-level-label-alignment text:label-followed-by="listtab" fo:text-indent="-1.524cm" fo:margin-left="-0.381cm"/>
        </style:list-level-properties>
      </text:outline-level-style>
      <text:outline-level-style text:level="5" style:num-format="">
        <style:list-level-properties text:list-level-position-and-space-mode="label-alignment">
          <style:list-level-label-alignment text:label-followed-by="listtab" fo:text-indent="-1.778cm" fo:margin-left="-0.127cm"/>
        </style:list-level-properties>
      </text:outline-level-style>
      <text:outline-level-style text:level="6" style:num-format="">
        <style:list-level-properties text:list-level-position-and-space-mode="label-alignment">
          <style:list-level-label-alignment text:label-followed-by="listtab" text:list-tab-stop-position="0.127cm" fo:text-indent="-2.032cm" fo:margin-left="0.127cm"/>
        </style:list-level-properties>
      </text:outline-level-style>
      <text:outline-level-style text:level="7" style:num-format="">
        <style:list-level-properties text:list-level-position-and-space-mode="label-alignment">
          <style:list-level-label-alignment text:label-followed-by="listtab" text:list-tab-stop-position="0.381cm" fo:text-indent="-2.286cm" fo:margin-left="0.381cm"/>
        </style:list-level-properties>
      </text:outline-level-style>
      <text:outline-level-style text:level="8" style:num-format="">
        <style:list-level-properties text:list-level-position-and-space-mode="label-alignment">
          <style:list-level-label-alignment text:label-followed-by="listtab" text:list-tab-stop-position="0.635cm" fo:text-indent="-2.54cm" fo:margin-left="0.635cm"/>
        </style:list-level-properties>
      </text:outline-level-style>
      <text:outline-level-style text:level="9" style:num-format="">
        <style:list-level-properties text:list-level-position-and-space-mode="label-alignment">
          <style:list-level-label-alignment text:label-followed-by="listtab" text:list-tab-stop-position="0.889cm" fo:text-indent="-2.794cm" fo:margin-left="0.889cm"/>
        </style:list-level-properties>
      </text:outline-level-style>
      <text:outline-level-style text:level="10" style:num-format="">
        <style:list-level-properties text:list-level-position-and-space-mode="label-alignment">
          <style:list-level-label-alignment text:label-followed-by="listtab" text:list-tab-stop-position="1.143cm" fo:text-indent="-3.048cm" fo:margin-left="1.14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F4DEB<text:tab/>JK330<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meta:initial-creator>
    <meta:creation-date>2013-04-01T20:53:32.09</meta:creation-date>
    <dc:date>2013-06-25T23:15:56.53</dc:date>
    <meta:editing-duration>PT5H14M6S</meta:editing-duration>
    <meta:editing-cycles>34</meta:editing-cycles>
    <meta:generator>OpenOffice.org/3.4.1$Win32 OpenOffice.org_project/341m1$Build-9593</meta:generator>
    <meta:document-statistic meta:table-count="0" meta:image-count="1" meta:object-count="0" meta:page-count="20" meta:paragraph-count="195" meta:word-count="1527" meta:character-count="8387"/>
  </office:meta>
</office:document-meta>
</file>